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able of Contents</text:p>
      <text:p text:style-name="Standard"/>
      <text:h text:style-name="Heading_20_1" text:outline-level="1"><text:s/>1 Preface</text:h>
      <text:h text:style-name="Heading_20_2" text:outline-level="2"><text:s/>1.1 Dedication</text:h>
      <text:p text:style-name="Standard">This book is dedicated to Steve Yegge and his blog entry "Math Every Day" ( http://steve.yegge.googlepages.com/math-every-day).</text:p>
      <text:p text:style-name="Standard"><text:s/>1.1 Acknowledgments</text:p>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text:s/>1.2 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
      <text:h text:style-name="Heading_20_1" text:outline-level="1"><text:s/>2 Introduction</text:h>
      <text:p text:style-name="Standard">MathRider is an open source mathematics computing environment (MCE) for performing symbolic and numerical computations.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p text:style-name="Standard"><text:s/>2.1 What Is A Mathematics Computing Environment?</text:p>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being developed all the time. <text:s/>Another name for this kind of software is a Computer Algebra System (CAS).</text:p>
      <text:p text:style-name="Standard"><text:soft-page-break/></text:p>
      <text:p text:style-name="Standard">A significant number of computer algebra systems have been created since the 1960s and the following list contains some of the more popular ones:</text:p>
      <text:p text:style-name="Standard"/>
      <text:p text:style-name="Standard">http://en.wikipedia.org/wiki/Comparison_of_computer_algebra_systems</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Standard"/>
      <text:p text:style-name="Standard"/>
      <text:p text:style-name="Standard">and here is the same formula in text form:</text:p>
      <text:p text:style-name="Standard"/>
      <text:p text:style-name="Standard">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text:s/>2.2 What Is MathRider?</text:h>
      <text:p text:style-name="Standard">MathRider is an open source mathematics computing environment that inputs mathematics in textual form and displays it in either textual form or traditional form. <text:s text:c="2"/>MathRider uses Yacas as its default computation engine, but in theory other computer algebra systems can be used. <text:s/>This means that expert MathRider users must also be expert Yacas programmers. <text:s/>Some knowledge of the Yacas programming language is so critical to being able to successfully use MathRider that a user's knowledge of Yacas can <text:soft-page-break/>be used to help determine their level of MathRider expertise. (see Table 1)</text:p>
      <text:p text:style-name="Standard"/>
      <text:p text:style-name="Standard">Level</text:p>
      <text:p text:style-name="Standard">Knowledge</text:p>
      <text:p text:style-name="Standard">MathRider Expert</text:p>
      <text:p text:style-name="Standard">Knows Yacas well and MathRider well.</text:p>
      <text:p text:style-name="Standard">MathRider Novice</text:p>
      <text:p text:style-name="Standard">Knows Yacas but has only used MathRider for a short while.</text:p>
      <text:p text:style-name="Standard">MathRider Newbie</text:p>
      <text:p text:style-name="Standard">Does not know Yacas but has been exposed to at least 1 programming language.</text:p>
      <text:p text:style-name="Standard">Programming Newbie</text:p>
      <text:p text:style-name="Standard">Does not know how a computer works and has never programmed before.</text:p>
      <text:p text:style-name="Standard">Table 1: MathRider user experience levels</text:p>
      <text:p text:style-name="Standard"/>
      <text:p text:style-name="Standard">This book is for MathRider Newbies. <text:s/>It assumes the reader has been exposed to at least 1 programming language, but has never programmed in Yacas (if your understanding of how computer programming works needs refreshing, you may want to read through the Fundamentals Of Computing section of this book.) <text:s/>This book will teach you enough Yacas to begin solving problems with MathRider. <text:s/>It will help you to become a MathRider Novice, but you will need to learn Yacas from books that are dedicated to it before you can become a MathRider Expert. <text:s/></text:p>
      <text:p text:style-name="Standard"/>
      <text:p text:style-name="Standard">If you are a programming newbie, this book will probably be too advanced for you. <text:s/>I have written a series of free books called The Professor and Pat Programming Series (http://professorandpat.org) and they are designed for programming newbies. <text:s/>If you are a programming newbie and are interested in learning how to use MathRider, you might be interested in working through the Professor and Pat Programming books first and then come back to this book when you are finished with them. <text:s/></text:p>
      <text:p text:style-name="Standard"/>
      <text:p text:style-name="Standard">The MathRider website (mathrider.org) contains more information about MathRider along with other MathRider resources.</text:p>
      <text:h text:style-name="Heading_20_2" text:outline-level="2"><text:s/>2.3 <text:s/>Accessing MathRider As A Web Service</text:h>
      <text:p text:style-name="Standard"/>
      <text:p text:style-name="Standard"/>
      <text:p text:style-name="Standard"/>
      <text:p text:style-name="Standard"/>
      <text:p text:style-name="Standard"/>
      <text:p text:style-name="Standard"/>
      <text:p text:style-name="Standard">Physical mathematics notebooks contain worksheets and therefore MathRider's virtual notebook contains worksheets too. <text:s/>The worksheet management page allows worksheets to be created, deleted, published on the Internet, etc. <text:s/>Since this is a newly created Notebook, it does not contain any worksheets yet. <text:s/></text:p>
      <text:p text:style-name="Standard"/>
      <text:p text:style-name="Standard">Create a new worksheet now by selecting the New Worksheet link. <text:s/>A worksheet can either use special mathematics fonts to display mathematics in traditional form or it can use images of these fonts. <text:s/>If the computer you are working on does not have mathematics fonts installed, the worksheet will display a message which indicates that it will use its built-in image fonts as an alternative. (see ) </text:p>
      <text:p text:style-name="Standard"/>
      <text:p text:style-name="Standard"/>
      <text:p text:style-name="Standard"><text:soft-page-break/></text:p>
      <text:p text:style-name="Standard"/>
      <text:p text:style-name="Standard"/>
      <text:p text:style-name="Standard"/>
      <text:p text:style-name="Standard">Worksheets contain 1 or more cells which are used to enter source code that will be executed by MathRider. <text:s/>Cells have rectangles drawn around them as shown in Figure 6 and they are able to grow larger as more text is entered into them. When a worksheet is first created, an initial cell is placed at the top of its work area and this is where you will normally begin entering text.</text:p>
      <text:h text:style-name="Heading_20_2" text:outline-level="2"><text:s/>2.4 Entering Source Code Into A MathRider Cell</text:h>
      <text:p text:style-name="Standard">Lets begin exploring MathRider by using it as a simple calculator. <text:s/>Place your mouse cursor inside of the cell that is at the top of your worksheet. <text:s/>Notice that the cursor is automatically placed against the left side of a new cell. <text:s/>You must always begin each line of MathRider source code at the left side of a cell with no indenting (unless you are instructed to do otherwise).</text:p>
      <text:p text:style-name="Standard"/>
      <text:p text:style-name="Standard">Type the following text, but do not press the enter key:</text:p>
      <text:p text:style-name="Standard"/>
      <text:p text:style-name="Standard">2 + 3</text:p>
      <text:p text:style-name="Standard"/>
      <text:p text:style-name="Standard">your worksheet should now look like Drawing 1.</text:p>
      <text:p text:style-name="Standard"/>
      <text:p text:style-name="Standard"/>
      <text:p text:style-name="Standard"/>
      <text:p text:style-name="Standard">At this point you have 2 choices. <text:s/>You can either press the enter key &lt;enter&gt; or you can hold down the shift key and press the enter key &lt;shift&gt;&lt;enter&gt;. <text:s/>If you simply press the enter key, the cell will expand and drop the cursor down to the next line so you can continue entering source code.</text:p>
      <text:p text:style-name="Standard"/>
      <text:p text:style-name="Standard">If you press shift and enter, however, the Worksheet will take all the source code that has been typed into the cell and send it to the MathRider server through the network so the server can execute the code. <text:s/>When MathRider is given source code to execute, it will first process it using software called the MathRider preprocessor. <text:s/>The preprocessor converts MathRider source code into Python source code so that it can be executed using the Python environment that MathRider is built upon.</text:p>
      <text:p text:style-name="Standard"/>
      <text:p text:style-name="Standard">The converted source code is then passed to the Python environment where it is compiled into a special form of machine language called Python bytecode. <text:s/>The bytecode is then executed by a program that emulates a hardware CPU and this program is called the Python interpreter. </text:p>
      <text:p text:style-name="Standard"/>
      <text:p text:style-name="Standard">Sometimes the server is able to execute the code quickly and sometimes it will take a while. <text:s/>While the code is being executed by the server, the Worksheet will display a small green vertical bar beneath the cell towards the left side of the window as shown in Drawing 2.</text:p>
      <text:p text:style-name="Standard"/>
      <text:p text:style-name="Standard"/>
      <text:p text:style-name="Standard">When the server is finished executing the source code, the green bar will disappear. <text:s/>If a displayable result was generated, this result is sent back to the Worksheet and the Worksheet then displays it in the area that is directly beneath the cell that the request was submitted from.</text:p>
      <text:p text:style-name="Standard"/>
      <text:p text:style-name="Standard">Press shift and enter in your cell now and in a few moments you should see a result that looks like Drawing 3.</text:p>
      <text:p text:style-name="Standard"><text:soft-page-break/></text:p>
      <text:p text:style-name="Standard">If code was submitted for execution from the bottom cell in the Notebook, a blank cell is automatically added beneath this cell when the server has finished executing the code.</text:p>
      <text:p text:style-name="Standard"/>
      <text:p text:style-name="Standard">Now enter the source code that is shown in the second cell in Drawing 4 and execute it.</text:p>
      <text:p text:style-name="Standard"/>
      <text:p text:style-name="Standard"/>
      <text:h text:style-name="Heading_20_1" text:outline-level="1"><text:s/>3 MathRider Programming Fundamentals</text:h>
      <text:h text:style-name="Heading_20_2" text:outline-level="2"><text:s/>3.1 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oft-page-break/><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p text:style-name="Standard"><text:s/>3.2 Operators</text:p>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p text:style-name="Standard"><text:s/>3.3 Operator Precedence</text:p>
      <text:p text:style-name="Standard"><text:soft-page-break/>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text:s/>3.4 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text:soft-page-break/>(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text:s/>3.5 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text:soft-page-break/></text:p>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text:s/>3.6 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text:s/>3.6.1 The print Statement</text:p>
      <text:p text:style-name="Standard">If more than one expression in a cell generates a displayable result, the cell will only display the result from the bottommost expression. <text:s/>For example, this program creates 3 variables and then attempts to <text:soft-page-break/>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text:soft-page-break/>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text:s/>3.7 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text:s/>3.8 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text:soft-page-break/>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text:s/>3.9 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text:soft-page-break/></text:p>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text:soft-page-break/>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p text:style-name="Standard"><text:s/>3.10 Making Decisions With The if Statement</text:p>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text:soft-page-break/>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ext:soft-page-break/><text:s/>3.11 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text:soft-page-break/></text:p>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text:s/>3.12 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oft-page-break/><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soft-page-break/>|</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p text:style-name="Standard"><text:s/>3.13 Long-Running Loops, Infinite Loops, And Interrupting Execution</text:p>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text:soft-page-break/>#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text:s/>3.14 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text:s/>3.15 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2" text:outline-level="2"><text:s/>3.15.1 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text:soft-page-break/>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p text:style-name="Standard"><text:s/>3.15.2 Real Numbers</text:p>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p text:style-name="Standard"><text:s/>3.15.3 Objects That Hold Sequences Of Other Objects: Lists And Tuples</text:p>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text:soft-page-break/>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text:soft-page-break/>(50, 51, 52, 53)</text:p>
      <text:p text:style-name="Standard">&lt;type 'tuple'&gt;</text:p>
      <text:p text:style-name="Standard"/>
      <text:p text:style-name="Standard"><text:s/>3.15.3.1 Tuple Packing And Unpacking</text:p>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text:s/>3.16 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text:soft-page-break/>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ext:s/>3.17 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text:s/>3.18 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text:soft-page-break/>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text:s/>3.19 Functions</text:p>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p text:style-name="Standard"><text:s/>3.20 Functions Are Defined Using the def Statement</text:p>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oft-page-break/><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p text:style-name="Standard"><text:s/>3.21 A Subset Of Functions Included In MathRider</text:p>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Function Name</text:p>
      <text:p text:style-name="Standard">Description</text:p>
      <text:p text:style-name="Standard">abs</text:p>
      <text:p text:style-name="Standard">Return the absolute value of the argument.</text:p>
      <text:p text:style-name="Standard">acos</text:p>
      <text:p text:style-name="Standard">The arccosine function.</text:p>
      <text:p text:style-name="Standard">add</text:p>
      <text:p text:style-name="Standard">Returns the sum of a sequence of numbers (NOT strings) plus the value of parameter 'start'. <text:s/>When the sequence is empty, returns start.</text:p>
      <text:p text:style-name="Standard">additive_order</text:p>
      <text:p text:style-name="Standard">Return the additive order of x.</text:p>
      <text:p text:style-name="Standard">asin </text:p>
      <text:p text:style-name="Standard">The arcsine function.</text:p>
      <text:p text:style-name="Standard">atan</text:p>
      <text:p text:style-name="Standard">The arctangent function.</text:p>
      <text:p text:style-name="Standard">binomial</text:p>
      <text:p text:style-name="Standard">Return the binomial coefficient.</text:p>
      <text:p text:style-name="Standard"><text:soft-page-break/>ceil</text:p>
      <text:p text:style-name="Standard">The ceiling function.</text:p>
      <text:p text:style-name="Standard">combinations</text:p>
      <text:p text:style-name="Standard">A combination of a multiset (a list of objects which may contain the same object several times) mset is an unordered selection without repetitions and is represented by a sorted sublist of mset. <text:s/>Returns the set of all combinations of the multiset mset with k elements.</text:p>
      <text:p text:style-name="Standard">complex</text:p>
      <text:p text:style-name="Standard">Create a complex number from a real part and an optional imaginary part. <text:s/>This is equivalent to (real + imag*1j) where imag defaults to 0.</text:p>
      <text:p text:style-name="Standard">cos</text:p>
      <text:p text:style-name="Standard">The cosine function.</text:p>
      <text:p text:style-name="Standard">cosh</text:p>
      <text:p text:style-name="Standard">The hyperbolic cosine function.</text:p>
      <text:p text:style-name="Standard">coth</text:p>
      <text:p text:style-name="Standard">The hyperbolic cotangent function.</text:p>
      <text:p text:style-name="Standard">csch</text:p>
      <text:p text:style-name="Standard">The hyperbolic cosecant function.</text:p>
      <text:p text:style-name="Standard">denominator</text:p>
      <text:p text:style-name="Standard">Return the denominator of x.</text:p>
      <text:p text:style-name="Standard">derivative</text:p>
      <text:p text:style-name="Standard">The derivative of f.</text:p>
      <text:p text:style-name="Standard">det</text:p>
      <text:p text:style-name="Standard">Return the determinant of x.</text:p>
      <text:p text:style-name="Standard">diff</text:p>
      <text:p text:style-name="Standard">The derivative of f.</text:p>
      <text:p text:style-name="Standard">dir</text:p>
      <text:p text:style-name="Standard">Return an alphabetized list of names comprising (some of) the attributes of the given object, and of attributes reachable from it.</text:p>
      <text:p text:style-name="Standard">divisors</text:p>
      <text:p text:style-name="Standard">Returns a list of all positive integer divisors.</text:p>
      <text:p text:style-name="Standard">dumps</text:p>
      <text:p text:style-name="Standard">Dump obj to a string s. <text:s/>To recover obj, use loads(s).</text:p>
      <text:p text:style-name="Standard">e</text:p>
      <text:p text:style-name="Standard">The base of the natural logarithm.</text:p>
      <text:p text:style-name="Standard">eratosthenes</text:p>
      <text:p text:style-name="Standard">Return a list of the primes &lt;= n.</text:p>
      <text:p text:style-name="Standard">exists</text:p>
      <text:p text:style-name="Standard">If S contains an element x such that P(x) is True, this function returns True and the element x. <text:s/>Otherwise it returns False and None.</text:p>
      <text:p text:style-name="Standard">exp</text:p>
      <text:p text:style-name="Standard">The exponential function, exp(x) = e^x.</text:p>
      <text:p text:style-name="Standard">expand</text:p>
      <text:p text:style-name="Standard">Returns the expanded form of a polynomial.</text:p>
      <text:p text:style-name="Standard">factor</text:p>
      <text:p text:style-name="Standard">Returns the factorization of the integer n as a sorted list of tuples (p,e).</text:p>
      <text:p text:style-name="Standard">factorial</text:p>
      <text:p text:style-name="Standard">Compute the factorial of n, which is the product of 1 * 2 * 3 ... (n-1) n.</text:p>
      <text:p text:style-name="Standard">fibonacci</text:p>
      <text:p text:style-name="Standard">Returns then n-th Fibonacci number.</text:p>
      <text:p text:style-name="Standard"><text:soft-page-break/>fibonacci_sequence</text:p>
      <text:p text:style-name="Standard">Returns an iterator over the Fibonacci sequence, for all fibonacci numbers f_n from n = start up to (but not including) n = stop.</text:p>
      <text:p text:style-name="Standard">fibonacci_xrange</text:p>
      <text:p text:style-name="Standard">Returns an iterator over all of the Fibonacci numbers in the given range, including f_n = start up to, but not including, f_n = stop.</text:p>
      <text:p text:style-name="Standard">find_root</text:p>
      <text:p text:style-name="Standard">Numerically find a root of f on the closed interval [a,b (or [b,a]) if possible, where f is a function in the one variable.</text:p>
      <text:p text:style-name="Standard">floor</text:p>
      <text:p text:style-name="Standard">The floor function.</text:p>
      <text:p text:style-name="Standard">forall</text:p>
      <text:p text:style-name="Standard">If P(x) is true every x in S, return True and None. <text:s/>If there is some element x in S such that P is not True, return False and x.</text:p>
      <text:p text:style-name="Standard">forget</text:p>
      <text:p text:style-name="Standard">Forget the given assumption, or call with no arguments to forget all assumptions. <text:s/>Here an assumption is some sort of symbolic constraint.</text:p>
      <text:p text:style-name="Standard">function</text:p>
      <text:p text:style-name="Standard">Create a formal symbolic function with the name *s*.</text:p>
      <text:p text:style-name="Standard">gaussian_binomial</text:p>
      <text:p text:style-name="Standard">Return the gaussian binomial.</text:p>
      <text:p text:style-name="Standard">gcd</text:p>
      <text:p text:style-name="Standard">The greatest common divisor of a and b.</text:p>
      <text:p text:style-name="Standard">generic_power</text:p>
      <text:p text:style-name="Standard">The m-th power of a, where m is a non-negative.</text:p>
      <text:p text:style-name="Standard">get_memory_usage</text:p>
      <text:p text:style-name="Standard">Return memory usage.</text:p>
      <text:p text:style-name="Standard">hex</text:p>
      <text:p text:style-name="Standard">Return the hexadecimal representation of an integer or long integer.</text:p>
      <text:p text:style-name="Standard">imag</text:p>
      <text:p text:style-name="Standard">Return the imaginary part of x.</text:p>
      <text:p text:style-name="Standard">imaginary</text:p>
      <text:p text:style-name="Standard">Return the imaginary part of a complex number.</text:p>
      <text:p text:style-name="Standard">integer_ceil</text:p>
      <text:p text:style-name="Standard">Return the ceiling of x.</text:p>
      <text:p text:style-name="Standard">integer_floor</text:p>
      <text:p text:style-name="Standard">Return the largest integer &lt;= x.</text:p>
      <text:p text:style-name="Standard">integral <text:s text:c="4"/></text:p>
      <text:p text:style-name="Standard">Return an indefinite integral of an object x.</text:p>
      <text:p text:style-name="Standard">integrate <text:s text:c="4"/></text:p>
      <text:p text:style-name="Standard">The integral of f.</text:p>
      <text:p text:style-name="Standard">interval <text:s text:c="4"/></text:p>
      <text:p text:style-name="Standard">Integers between a and b inclusive (a and b integers).</text:p>
      <text:p text:style-name="Standard">is_AlgebraElement</text:p>
      <text:p text:style-name="Standard">Return True if x is of type AlgebraElement.</text:p>
      <text:p text:style-name="Standard">is_commutative</text:p>
      <text:p text:style-name="Standard"/>
      <text:p text:style-name="Standard">is_ComplexNumber</text:p>
      <text:p text:style-name="Standard"/>
      <text:p text:style-name="Standard"><text:soft-page-break/>is_even</text:p>
      <text:p text:style-name="Standard">Return whether or not an integer x is even, e.g., divisible by 2.</text:p>
      <text:p text:style-name="Standard">is_Functor </text:p>
      <text:p text:style-name="Standard"/>
      <text:p text:style-name="Standard">is_Infinite </text:p>
      <text:p text:style-name="Standard"/>
      <text:p text:style-name="Standard">is_Integer </text:p>
      <text:p text:style-name="Standard"/>
      <text:p text:style-name="Standard">is_odd </text:p>
      <text:p text:style-name="Standard">Return whether or not x is odd. <text:s/>This is by definition the complement of is_even.</text:p>
      <text:p text:style-name="Standard">is_power_of_two</text:p>
      <text:p text:style-name="Standard">This function returns True if and only if n is a power of 2</text:p>
      <text:p text:style-name="Standard">is_prime</text:p>
      <text:p text:style-name="Standard">Returns True if x is prime, and False otherwise.</text:p>
      <text:p text:style-name="Standard">is_prime_power <text:s text:c="4"/></text:p>
      <text:p text:style-name="Standard">Returns True if x is a prime power, and False otherwise.</text:p>
      <text:p text:style-name="Standard">is_pseudoprime</text:p>
      <text:p text:style-name="Standard">Returns True if x is a pseudo-prime, and False otherwise.</text:p>
      <text:p text:style-name="Standard">is_RealNumber</text:p>
      <text:p text:style-name="Standard">Return True if x is of type RealNumber, meaning that it is an element of the MPFR real field with some precision.</text:p>
      <text:p text:style-name="Standard">is_Set</text:p>
      <text:p text:style-name="Standard">Returns true if x is a MathRider Set.</text:p>
      <text:p text:style-name="Standard">is_square</text:p>
      <text:p text:style-name="Standard">Returns whether or not n is square, and if n is a square also returns the square root. <text:s/>If n is not square, also returns None.</text:p>
      <text:p text:style-name="Standard">is_SymbolicExpression</text:p>
      <text:p text:style-name="Standard"/>
      <text:p text:style-name="Standard">isqrt</text:p>
      <text:p text:style-name="Standard">Return an integer square root, i.e., the floor of a square root.</text:p>
      <text:p text:style-name="Standard">laplace</text:p>
      <text:p text:style-name="Standard">Attempts to compute and return the Laplace transform of self.</text:p>
      <text:p text:style-name="Standard">latex</text:p>
      <text:p text:style-name="Standard">Use latex(...) to typeset a MathRider object.</text:p>
      <text:p text:style-name="Standard">lcm</text:p>
      <text:p text:style-name="Standard">The least common multiple of a and b, or if a is a list and b is omitted the least common multiple of all elements of v.</text:p>
      <text:p text:style-name="Standard">len</text:p>
      <text:p text:style-name="Standard">Returns the number of items of a sequence or mapping.</text:p>
      <text:p text:style-name="Standard">lim</text:p>
      <text:p text:style-name="Standard">Return the limit as the variable v approaches a from the given direction.</text:p>
      <text:p text:style-name="Standard">limit</text:p>
      <text:p text:style-name="Standard">Return the limit as the variable v approaches a from the given direction.</text:p>
      <text:p text:style-name="Standard">list</text:p>
      <text:p text:style-name="Standard">list() -&gt; new list, list(sequence) -&gt; new list initialized from sequence's items</text:p>
      <text:p text:style-name="Standard">list_plot</text:p>
      <text:p text:style-name="Standard">list_plot takes a single list of data, in which case it forms a list of tuples (i,di) where i goes from 0 to len(data)-1 and di is the ith data value, and puts points at those tuple values. <text:s/>list_plot also takes a list of tuples (dxi, dyi) where dxi is the ith data representing the x-value, and dyi is the ith y-value if <text:soft-page-break/>plotjoined=True, then a line spanning all the data is drawn instead.</text:p>
      <text:p text:style-name="Standard">load</text:p>
      <text:p text:style-name="Standard">Load MathRider object from the file with name filename, which will have an .sobj extension added if it doesn't have one. <text:s/>NOTE: There is also a special MathRider command (that is not available in Python) called load that you use by typing sage: load filename.sage</text:p>
      <text:p text:style-name="Standard">loads</text:p>
      <text:p text:style-name="Standard">Recover an object x that has been dumped to a string s using s = dumps(x).</text:p>
      <text:p text:style-name="Standard">log</text:p>
      <text:p text:style-name="Standard">The natural logarithm of the real number 2.</text:p>
      <text:p text:style-name="Standard">matrix</text:p>
      <text:p text:style-name="Standard">Create a matrix.</text:p>
      <text:p text:style-name="Standard">max</text:p>
      <text:p text:style-name="Standard">With a single iterable argument, return its largest item. <text:s/>With two or more arguments, return the largest argument.</text:p>
      <text:p text:style-name="Standard">min</text:p>
      <text:p text:style-name="Standard">With a single iterable argument, return its smallest item. <text:s/>With two or more arguments, return the smallest argument.</text:p>
      <text:p text:style-name="Standard">minimal_polynomial</text:p>
      <text:p text:style-name="Standard">Return the minimal polynomial of x.</text:p>
      <text:p text:style-name="Standard">mod</text:p>
      <text:p text:style-name="Standard"/>
      <text:p text:style-name="Standard">mrange</text:p>
      <text:p text:style-name="Standard">Return the multirange list with given sizes and type.</text:p>
      <text:p text:style-name="Standard">mul</text:p>
      <text:p text:style-name="Standard">Return the product of the elements in the list x.</text:p>
      <text:p text:style-name="Standard">next_prime</text:p>
      <text:p text:style-name="Standard">The next prime greater than the integer n.</text:p>
      <text:p text:style-name="Standard">next_prime_power</text:p>
      <text:p text:style-name="Standard">The next prime power greater than the integer n. <text:s/>If n is a prime</text:p>
      <text:p text:style-name="Standard">norm</text:p>
      <text:p text:style-name="Standard">Return the norm of x.</text:p>
      <text:p text:style-name="Standard">normalvariate</text:p>
      <text:p text:style-name="Standard">Normal distribution.</text:p>
      <text:p text:style-name="Standard">nth_prime</text:p>
      <text:p text:style-name="Standard"/>
      <text:p text:style-name="Standard">number_of_arrangements</text:p>
      <text:p text:style-name="Standard">Returns the size of arrangements(mset,k).</text:p>
      <text:p text:style-name="Standard">number_of_combinations</text:p>
      <text:p text:style-name="Standard">Returns the size of combinations(mset,k).</text:p>
      <text:p text:style-name="Standard">number_of_derangements</text:p>
      <text:p text:style-name="Standard">Returns the size of derangements(mset).</text:p>
      <text:p text:style-name="Standard">number_of_divisors</text:p>
      <text:p text:style-name="Standard">Return the number of divisors of the integer n.</text:p>
      <text:p text:style-name="Standard">number_of_permutations</text:p>
      <text:p text:style-name="Standard">Returns the size of permutations(mset).</text:p>
      <text:p text:style-name="Standard">numerator</text:p>
      <text:p text:style-name="Standard">Return the numerator of x.</text:p>
      <text:p text:style-name="Standard">numerical_integral</text:p>
      <text:p text:style-name="Standard">Returns the numerical integral of the function on the interval from xmin to xmax and an error bound.</text:p>
      <text:p text:style-name="Standard"><text:soft-page-break/>numerical_sqrt</text:p>
      <text:p text:style-name="Standard">Return a square root of x.</text:p>
      <text:p text:style-name="Standard">oct</text:p>
      <text:p text:style-name="Standard">Return the octal representation of an integer or long integer.</text:p>
      <text:p text:style-name="Standard">order</text:p>
      <text:p text:style-name="Standard">Return the order of x. <text:s/>If x is a ring or module element, this is the additive order of x.</text:p>
      <text:p text:style-name="Standard">parametric_plot</text:p>
      <text:p text:style-name="Standard">parametric_plot takes two functions as a list or a tuple and make a plot with the first function giving the x coordinates and the second function giving the y coordinates.</text:p>
      <text:p text:style-name="Standard">parent</text:p>
      <text:p text:style-name="Standard">Return x.parent() if defined, or type(x) if not.</text:p>
      <text:p text:style-name="Standard">permutations</text:p>
      <text:p text:style-name="Standard">A permutation is represented by a list that contains exactly the same elements as mset, but possibly in different order.</text:p>
      <text:p text:style-name="Standard">pg</text:p>
      <text:p text:style-name="Standard">Permutation groups. <text:s/>In MathRider a permutation is represented as either a string that defines a permutation using disjoint cycle notation, or a list of tuples, which represent disjoint cycles.</text:p>
      <text:p text:style-name="Standard">pi</text:p>
      <text:p text:style-name="Standard">The ratio of a circle's circumference to its diameter.</text:p>
      <text:p text:style-name="Standard">plot</text:p>
      <text:p text:style-name="Standard"/>
      <text:p text:style-name="Standard">pow</text:p>
      <text:p text:style-name="Standard">With two arguments, equivalent to x^y. <text:s/>With three arguments, equivalent to (x^y) % z, but may be more efficient (e.g. for longs)</text:p>
      <text:p text:style-name="Standard">power_mod</text:p>
      <text:p text:style-name="Standard">The m-th power of a modulo the integer n.</text:p>
      <text:p text:style-name="Standard">prange</text:p>
      <text:p text:style-name="Standard">List of all primes between start and stop-1, inclusive.</text:p>
      <text:p text:style-name="Standard">previous_prime</text:p>
      <text:p text:style-name="Standard">The largest prime &lt; n.</text:p>
      <text:p text:style-name="Standard">previous_prime_power</text:p>
      <text:p text:style-name="Standard">The largest prime power &lt; n.</text:p>
      <text:p text:style-name="Standard">prime_divisors</text:p>
      <text:p text:style-name="Standard">The prime divisors of the integer n, sorted in increasing order.</text:p>
      <text:p text:style-name="Standard">prime_factors</text:p>
      <text:p text:style-name="Standard">The prime divisors of the integer n, sorted in increasing order.</text:p>
      <text:p text:style-name="Standard">prime_powers</text:p>
      <text:p text:style-name="Standard">List of all positive primes powers between start and stop-1, inclusive.</text:p>
      <text:p text:style-name="Standard">primes</text:p>
      <text:p text:style-name="Standard">Returns an iterator over all primes between start and stop-1, inclusive.</text:p>
      <text:p text:style-name="Standard">primes_first_n</text:p>
      <text:p text:style-name="Standard">Return the first n primes.</text:p>
      <text:p text:style-name="Standard">prod</text:p>
      <text:p text:style-name="Standard">Return the product of the elements in the list x.</text:p>
      <text:p text:style-name="Standard">quo</text:p>
      <text:p text:style-name="Standard">Return the quotient object x/y, e.g., a quotient of numbers or of a polynomial ring x by the ideal generated by y, etc.</text:p>
      <text:p text:style-name="Standard">quotient</text:p>
      <text:p text:style-name="Standard">Return the quotient object x/y, e.g., a quotient of numbers or of a polynomial ring x by the ideal <text:soft-page-break/>generated by y, etc.</text:p>
      <text:p text:style-name="Standard">random</text:p>
      <text:p text:style-name="Standard">Returns a random number in the interval [0, 1].</text:p>
      <text:p text:style-name="Standard">random_prime</text:p>
      <text:p text:style-name="Standard">Returns a random prime p between 2 and n (i.e. 2 &lt;= p &lt;= n).</text:p>
      <text:p text:style-name="Standard">randrange</text:p>
      <text:p text:style-name="Standard">Choose a random item from range(start, stop[, step]).</text:p>
      <text:p text:style-name="Standard">range</text:p>
      <text:p text:style-name="Standard">Returns a list containing an arithmetic progression of integers.</text:p>
      <text:p text:style-name="Standard">rational_reconstruction</text:p>
      <text:p text:style-name="Standard">This function tries to compute x/y, where x/y is rational number.</text:p>
      <text:p text:style-name="Standard">real</text:p>
      <text:p text:style-name="Standard">Return the real part of x.</text:p>
      <text:p text:style-name="Standard">reduce</text:p>
      <text:p text:style-name="Standard">Apply a function of two arguments cumulatively to the items of a sequence, from left to right, so as to reduce the sequence to a single value.</text:p>
      <text:p text:style-name="Standard">repr</text:p>
      <text:p text:style-name="Standard">Return the canonical string representation of the object.</text:p>
      <text:p text:style-name="Standard">reset</text:p>
      <text:p text:style-name="Standard">Delete all user defined variables, reset all globals variables back to their default state, and reset all interfaces to other computer algebra systems. <text:s/>If vars is specified, just restore the value of vars and leave all other variables alone (i.e., call restore).</text:p>
      <text:p text:style-name="Standard">restore</text:p>
      <text:p text:style-name="Standard">Restore predefined global variables to their default values.</text:p>
      <text:p text:style-name="Standard">round</text:p>
      <text:p text:style-name="Standard">Round a number to a given precision in decimal digits (default 0 digits). <text:s/>This always returns a real double field element.</text:p>
      <text:p text:style-name="Standard">sample</text:p>
      <text:p text:style-name="Standard">Chooses k unique random elements from a population sequence.</text:p>
      <text:p text:style-name="Standard">save</text:p>
      <text:p text:style-name="Standard">Save obj to the file with name filename, which will have an .sobj extension added if it doesn't have one. <text:s/>This will *replace* the contents of filename.</text:p>
      <text:p text:style-name="Standard">save_session</text:p>
      <text:p text:style-name="Standard">Save all variables that can be saved wto the given filename.</text:p>
      <text:p text:style-name="Standard">search</text:p>
      <text:p text:style-name="Standard">Return (True,i) where i is such that v[i] == x if there is such an i, or (False,j) otherwise, where j is the position that a should be inserted so that v remains sorted.</text:p>
      <text:p text:style-name="Standard">search_doc</text:p>
      <text:p text:style-name="Standard">Full text search of the MathRider HTML documentation for lines containing s.</text:p>
      <text:p text:style-name="Standard">search_src</text:p>
      <text:p text:style-name="Standard">Search sage source code for lines containing s.</text:p>
      <text:p text:style-name="Standard">sec</text:p>
      <text:p text:style-name="Standard">The secant function.</text:p>
      <text:p text:style-name="Standard">sech</text:p>
      <text:p text:style-name="Standard">The hyperbolic secant function.</text:p>
      <text:p text:style-name="Standard">seed</text:p>
      <text:p text:style-name="Standard"/>
      <text:p text:style-name="Standard">seq</text:p>
      <text:p text:style-name="Standard">A mutable list of elements with a common guaranteed universe, which can be set immutable.</text:p>
      <text:p text:style-name="Standard"><text:soft-page-break/>set</text:p>
      <text:p text:style-name="Standard">Build an unordered collection of unique elements.</text:p>
      <text:p text:style-name="Standard">show</text:p>
      <text:p text:style-name="Standard">Show a graphics object x.</text:p>
      <text:p text:style-name="Standard">show_default</text:p>
      <text:p text:style-name="Standard">Set the default for showing plots using the following commands: plot, parametric_plot, polar_plot, and list_plot.</text:p>
      <text:p text:style-name="Standard">shuffle</text:p>
      <text:p text:style-name="Standard"/>
      <text:p text:style-name="Standard">sigma</text:p>
      <text:p text:style-name="Standard">Return the sum of the k-th powers of the divisors of n.</text:p>
      <text:p text:style-name="Standard">simplify</text:p>
      <text:p text:style-name="Standard">Simplify the expression f.</text:p>
      <text:p text:style-name="Standard">sin</text:p>
      <text:p text:style-name="Standard">The sine function.</text:p>
      <text:p text:style-name="Standard">sinh</text:p>
      <text:p text:style-name="Standard">The hyperbolic sine function.</text:p>
      <text:p text:style-name="Standard">sleep</text:p>
      <text:p text:style-name="Standard"/>
      <text:p text:style-name="Standard">slice</text:p>
      <text:p text:style-name="Standard">Create a slice object. <text:s/>This is used for extended slicing (e.g. a[0:10:2]).</text:p>
      <text:p text:style-name="Standard">slide</text:p>
      <text:p text:style-name="Standard">Use latex(...) to typeset a MathRider object. <text:s/>Use %slide instead to typeset slides.</text:p>
      <text:p text:style-name="Standard">solve</text:p>
      <text:p text:style-name="Standard">Algebraically solve an equation or system of equations for given variables.</text:p>
      <text:p text:style-name="Standard">sorted</text:p>
      <text:p text:style-name="Standard"/>
      <text:p text:style-name="Standard">sqrt</text:p>
      <text:p text:style-name="Standard">The square root function. This is a symbolic square root.</text:p>
      <text:p text:style-name="Standard">square_free_part</text:p>
      <text:p text:style-name="Standard">Return the square free part of x, i.e., a divisor z such that x = z y^2, for a perfect square y^2.</text:p>
      <text:p text:style-name="Standard">srange</text:p>
      <text:p text:style-name="Standard">Return list of numbers \code{a, a+step, ..., a+k*step}, where a+k*step &lt; b and a+(k+1)*step &gt; b. <text:s/>The type of the entries in the list are the type of the starting value.</text:p>
      <text:p text:style-name="Standard">str</text:p>
      <text:p text:style-name="Standard">Return a nice string representation of the object.</text:p>
      <text:p text:style-name="Standard">subfactorial</text:p>
      <text:p text:style-name="Standard">Subfactorial or rencontres numbers, or derangements: number of permutations of $n$ elements with no fixed points.</text:p>
      <text:p text:style-name="Standard">sum</text:p>
      <text:p text:style-name="Standard">Returns the sum of a sequence of numbers (NOT strings) plus the value of parameter 'start'</text:p>
      <text:p text:style-name="Standard">super</text:p>
      <text:p text:style-name="Standard">Typically used to call a cooperative superclass method.</text:p>
      <text:p text:style-name="Standard">symbolic_expression </text:p>
      <text:p text:style-name="Standard"/>
      <text:p text:style-name="Standard">sys</text:p>
      <text:p text:style-name="Standard">This module provides access to some objects used or maintained by the interpreter and to functions that interact strongly with the interpreter.</text:p>
      <text:p text:style-name="Standard">tan</text:p>
      <text:p text:style-name="Standard"><text:soft-page-break/>The tangent function.</text:p>
      <text:p text:style-name="Standard">tanh</text:p>
      <text:p text:style-name="Standard">The hyperbolic tangent function.</text:p>
      <text:p text:style-name="Standard">taylor</text:p>
      <text:p text:style-name="Standard">Expands self in a truncated Taylor or Laurent series in the variable v around the point a, containing terms through (x - a)^n.</text:p>
      <text:p text:style-name="Standard">transpose</text:p>
      <text:p text:style-name="Standard"/>
      <text:p text:style-name="Standard">trial_division</text:p>
      <text:p text:style-name="Standard">Return the smallest prime divisor &lt;= bound of the positive integer n, or n if there is no such prime.</text:p>
      <text:p text:style-name="Standard">two_squares</text:p>
      <text:p text:style-name="Standard">Write the integer n as a sum of two integer squares if possible; otherwise raise a ValueError.</text:p>
      <text:p text:style-name="Standard">type</text:p>
      <text:p text:style-name="Standard">Returns an object's type.</text:p>
      <text:p text:style-name="Standard">union</text:p>
      <text:p text:style-name="Standard">Return the union of x and y, as a list.</text:p>
      <text:p text:style-name="Standard">uniq</text:p>
      <text:p text:style-name="Standard">Return the sublist of all elements in the list x that is sorted and is such that the entries in the sublist are unique.</text:p>
      <text:p text:style-name="Standard">valuation</text:p>
      <text:p text:style-name="Standard">The exact power of p&gt;0 that divides the integer m.</text:p>
      <text:p text:style-name="Standard">var</text:p>
      <text:p text:style-name="Standard">Create a symbolic variable with the name *s*.</text:p>
      <text:p text:style-name="Standard">vars</text:p>
      <text:p text:style-name="Standard">Without arguments, equivalent to locals(). <text:s/>With an argument, equivalent to object.__dict__.</text:p>
      <text:p text:style-name="Standard">vector</text:p>
      <text:p text:style-name="Standard">Return a vector over R with given entries.</text:p>
      <text:p text:style-name="Standard">version</text:p>
      <text:p text:style-name="Standard">Return the version of MathRider. <text:s text:c="85"/></text:p>
      <text:p text:style-name="Standard">view</text:p>
      <text:p text:style-name="Standard">Compute a latex representation of each object in objects. <text:s/>NOTE: In notebook mode this function simply embeds a png image in the output </text:p>
      <text:p text:style-name="Standard">walltime</text:p>
      <text:p text:style-name="Standard">Return the wall time.</text:p>
      <text:p text:style-name="Standard">xgcd</text:p>
      <text:p text:style-name="Standard">Returns triple of integers (g,s,t) such that g = s*a+t*b = gcd(a,b).</text:p>
      <text:p text:style-name="Standard">xinterval</text:p>
      <text:p text:style-name="Standard">Iterator over the integers between a and b, inclusive.</text:p>
      <text:p text:style-name="Standard">xrange</text:p>
      <text:p text:style-name="Standard">Like range(), but instead of returning a list, returns an object that generates the numbers in the range on demand.</text:p>
      <text:p text:style-name="Standard">zip</text:p>
      <text:p text:style-name="Standard">Return a list of tuples, where each tuple contains the i-th element from each of the argument sequences.</text:p>
      <text:p text:style-name="Standard">Table 3: Subset of MathRider functions</text:p>
      <text:p text:style-name="Standard"><text:s/>3.22 Obtaining Information On MathRider Functions</text:p>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text:soft-page-break/></text:p>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p text:style-name="Standard"><text:s/>3.23 Information Is Also Available On User-Entered Functions</text:p>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text:soft-page-break/>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p text:style-name="Standard"><text:s/>3.24 Examples Which Use Functions Included With MathRider</text:p>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text:soft-page-break/></text:p>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p text:style-name="Standard"><text:s/>3.25 Using srange() And zip() With The for Statement</text:p>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text:soft-page-break/>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p text:style-name="Standard"><text:s/>3.26 List Comprehensions</text:p>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p text:style-name="Standard"/>
      <text:p text:style-name="Standard"/>
      <text:p text:style-name="Standard"/>
      <text:p text:style-name="Standard"><text:s/>4 Object Oriented Programming</text:p>
      <text:p text:style-name="Standard">The purpose of this chapter is to introduce the main concepts behind how object oriented MathRider code works and how it is used to solve problems. <text:s/>It assumes that you have little or no Object Oriented <text:soft-page-break/>Programming (OOP) experience and it is going to give you enough of an understanding of OOP so that you can more effectively use MathRider objects to solve problems.</text:p>
      <text:p text:style-name="Standard"/>
      <text:p text:style-name="Standard">Do not worry too much if this OOP stuff does not completely sink in right away because you can use MathRider objects to solve problems without yet having the skill needed to program objects from scratch yourself. <text:s/>Having said that, this chapter does show how to program an object from scratch so you can better understand how MathRider's pre-built objects work.</text:p>
      <text:p text:style-name="Standard"><text:s/>4.1 Object Oriented Mind Re-wiring</text:p>
      <text:p text:style-name="Standard">In my opinion, one of the more difficult things you will do in the area of programming is to make the mental switch from the procedural programming paradigm to the object oriented programming paradigm. The problem is not that object oriented programming is necessarily more difficult than procedural programming. <text:s/>The problem is that it is so different in its approach to solving programming problems that some mental re-wiring is going to have to happen before you truly "get it". This mental re-wiring is a process that happens very slowly as you write object oriented programs and dig deeper into object oriented books in an effort to really understand what OOP is all about.</text:p>
      <text:p text:style-name="Standard"/>
      <text:p text:style-name="Standard">Right from the beginning you will see that there is something very special and powerful going on, but it will elude your efforts to firmly grasp it. When you do finally "get it" it will usually not come all at once like a bright light going on. It is more like a dim light that you can sense glowing in the back of your mind that brightens very slowly. <text:s/>For each new programming problem you encounter, the front part of your mind will still produce a procedural plan to solve it. <text:s/>However you will begin to notice that this glow in the back of your mind will present object oriented strategies (dim at first, but slowly increasing in clarity) that will also solve the problem and these object oriented strategies are so interesting that over time you will find yourself paying more and more attention to them. Eventually a time will come when many programming problems will trigger the production of rich object oriented strategies for solving them from the now bright object oriented part of your mind.</text:p>
      <text:p text:style-name="Standard"><text:s/>4.2 Attributes And Behaviors</text:p>
      <text:p text:style-name="Standard">Object oriented programming is a software design philosophy where software is made to work similar to the way that objects in the physical world work. <text:s/>All physical objects have attributes and behaviors. <text:s/>One example is a typical office chair which has color, number of wheels, and material type as attributes and spin, roll, and set height as behaviors.</text:p>
      <text:p text:style-name="Standard"/>
      <text:p text:style-name="Standard">Software objects are made to work like physical objects and so they also have attributes and behaviors. <text:s/>A software object's attributes are held in special variables called instance variables and its behaviors are determined by code which is held in methods (which are also called member functions). <text:s/>Methods are similar to standard functions except they are associated with objects instead of "floating around free". <text:s/>In MathRider, instance variables and methods are often referred to as just attributes.</text:p>
      <text:p text:style-name="Standard"/>
      <text:p text:style-name="Standard">After an object is created, it is used by sending it messages, which means to call or invoke its methods. In the case of the chair, we could imagine sending it a chair.spin(3) message which would tell the chair to spin 3 times, or a chair.setHeight(32) message which would tell the chair to set its height to 32 centimeters.</text:p>
      <text:p text:style-name="Standard"><text:s/>4.3 Classes (Blueprints That Are Used To Create Objects)</text:p>
      <text:p text:style-name="Standard">A class can be thought of as a blueprint that is used to construct objects and it is conceptually similar to a house blueprint. <text:s/>An architect uses a blueprint to precisely define exactly how a given house should be constructed, what materials should be used, what its various dimensions should be, etc. After the blueprint is finished, it can be used to construct one house or many houses because the blueprint contains the information that describes how to create a house, it is not the house itself. <text:s/>A programmer creating a class is very similar to an architect creating a house blueprint except that the architect uses a <text:soft-page-break/>drafting table or a CAD system to develop a blueprint while a programmer uses a text editor or an IDE (Integrated Development Environment) to develop a class.</text:p>
      <text:p text:style-name="Standard"><text:s/>4.4 Object Oriented Programs Create And Destroy Objects As Needed</text:p>
      <text:p text:style-name="Standard">The following analogy describes how software objects are created and destroyed as needed in object oriented program. <text:s/>Creating an object is also called instantiating it because the class (blueprint) that defines the object is being used to create an object instance. <text:s/>The act of destroying an object and reclaiming the memory and other resources it was using is called garbage collection.</text:p>
      <text:p text:style-name="Standard"/>
      <text:p text:style-name="Standard">Imagine that a given passenger jet can operate in a manner which is similar an object oriented program and that the jet is being prepared to fly across the Atlantic ocean from New York to London. <text:s/>Just before takeoff, the blueprints for every part of the aircraft are brought to the tarmac and given to a team of workers who will use them to very quickly construct all of the components needed to build the aircraft. <text:s/>As each component is constructed, it is attached to the proper place on the aircraft and in a short time the aircraft is complete and ready to use. <text:s/>The passengers are loaded onto the jet and and it takes off. </text:p>
      <text:p text:style-name="Standard"/>
      <text:p text:style-name="Standard">After the plane leaves the ground, the landing gear are disintegrated (garbage collected) because they are not needed during the flight and hauling them across the Atlantic ocean would just waste costly fuel. <text:s/>There is no need to worry, however, because the landing gear will be reconstructed using the proper blueprints (classes) just before landing in London</text:p>
      <text:p text:style-name="Standard"/>
      <text:p text:style-name="Standard">A few minutes after takeoff the pilot receives notification that the company that manufactured the aircraft's jet engines has just released a new model that is 15% more fuel efficient than the ones that the aircraft is currently using and the airline is going to upgrade the aircraft's engines while the plane is in flight. <text:s/>The airline sends the blueprints for the new engines over the network to the plane and these are used to construct (instantiate) three of the new engines. <text:s/>After the new engines are constructed, the three old engines are shut down one at a time, replaced with a new engine, and disintegrated. <text:s/>The engine upgrade goes smoothly and the passengers are not even aware that the upgrade took place.</text:p>
      <text:p text:style-name="Standard"/>
      <text:p text:style-name="Standard">This flight just happens to have an important world figure on board and halfway through the flight a hostile aircraft is encountered which orders our pilot to change his course. <text:s/>Instead of complying with this demand, however, the pilot retrieves a set of blueprints from the blueprint library for a 50mm machine gun turret, has 4 of these turrets constructed , and then has them attached to the plane's top, bottom, nose, and tail sections. <text:s/>A few blasts from one of these guns is enough to deter the hostile aircraft and it quickly moves away, eventually dropping off of the radar screen. <text:s/>The rest of the flight is uneventful. <text:s/>As the aircraft approaches London, the machine gun turrets are disintegrated, a new set of landing gear are constructed using the landing gear blueprints, and the plane safely lands. <text:s/>After the passengers are in the terminal, the whole plane is disintegrated.</text:p>
      <text:p text:style-name="Standard"><text:s/>4.5 Object Oriented Program Example</text:p>
      <text:p text:style-name="Standard">The following two sections cover a simple object oriented program called Hellos. <text:s/>The first section presents a version of the program which does not contain any comments so the code itself is easier to see. <text:s/>The second section contains a fully-commented version of the program along with a detailed description of how the program works.</text:p>
      <text:p text:style-name="Standard"><text:s/>4.5.1 Hellos Object Oriented Program Example (No Comments)</text:p>
      <text:p text:style-name="Standard"/>
      <text:p text:style-name="Standard">class Hellos:</text:p>
      <text:p text:style-name="Standard"/>
      <text:p text:style-name="Standard"><text:s text:c="2"/>def __init__(self, mess):</text:p>
      <text:p text:style-name="Standard"><text:s text:c="6"/>self.message = mess</text:p>
      <text:p text:style-name="Standard"><text:soft-page-break/></text:p>
      <text:p text:style-name="Standard"><text:s text:c="2"/>def print_message(self):</text:p>
      <text:p text:style-name="Standard"><text:s text:c="6"/>print"The message is: ", self.message</text:p>
      <text:p text:style-name="Standard"><text:s text:c="4"/></text:p>
      <text:p text:style-name="Standard"><text:s text:c="2"/>def say_goodbye(self):</text:p>
      <text:p text:style-name="Standard"><text:s text:c="6"/>print "Goodbye!"</text:p>
      <text:p text:style-name="Standard"><text:s text:c="2"/></text:p>
      <text:p text:style-name="Standard"><text:s text:c="2"/>def print_hellos(self, total):</text:p>
      <text:p text:style-name="Standard"><text:s text:c="6"/>count = 1</text:p>
      <text:p text:style-name="Standard"><text:s text:c="6"/>while count &lt;= total: <text:s text:c="3"/></text:p>
      <text:p text:style-name="Standard"><text:s text:c="10"/>print"Hello ", count</text:p>
      <text:p text:style-name="Standard"><text:s text:c="10"/>count = count + 1</text:p>
      <text:p text:style-name="Standard"/>
      <text:p text:style-name="Standard"><text:s text:c="6"/>print " "</text:p>
      <text:p text:style-name="Standard"/>
      <text:p text:style-name="Standard"><text:s text:c="2"/></text:p>
      <text:p text:style-name="Standard">obj1 = Hellos("Are you having fun yet?")</text:p>
      <text:p text:style-name="Standard">obj2 = Hellos("Yes I am!")</text:p>
      <text:p text:style-name="Standard"/>
      <text:p text:style-name="Standard">obj1.print_message()</text:p>
      <text:p text:style-name="Standard">obj2.print_message()</text:p>
      <text:p text:style-name="Standard">print " "</text:p>
      <text:p text:style-name="Standard"/>
      <text:p text:style-name="Standard">obj1.print_hellos(3)</text:p>
      <text:p text:style-name="Standard">obj2.print_hellos(5)</text:p>
      <text:p text:style-name="Standard"/>
      <text:p text:style-name="Standard">obj1.say_goodbye()</text:p>
      <text:p text:style-name="Standard">obj2.say_goodbye()</text:p>
      <text:p text:style-name="Standard">|</text:p>
      <text:p text:style-name="Standard">The message is: <text:s/>Are you having fun yet?</text:p>
      <text:p text:style-name="Standard">The message is: <text:s/>Yes I am!</text:p>
      <text:p text:style-name="Standard"><text:s/></text:p>
      <text:p text:style-name="Standard">Hello <text:s/>1</text:p>
      <text:p text:style-name="Standard">Hello <text:s/>2</text:p>
      <text:p text:style-name="Standard">Hello <text:s/>3</text:p>
      <text:p text:style-name="Standard"><text:s/></text:p>
      <text:p text:style-name="Standard">Hello <text:s/>1</text:p>
      <text:p text:style-name="Standard">Hello <text:s/>2</text:p>
      <text:p text:style-name="Standard">Hello <text:s/>3</text:p>
      <text:p text:style-name="Standard">Hello <text:s/>4</text:p>
      <text:p text:style-name="Standard">Hello <text:s/>5</text:p>
      <text:p text:style-name="Standard"><text:s/></text:p>
      <text:p text:style-name="Standard">Goodbye!</text:p>
      <text:p text:style-name="Standard">Goodbye!</text:p>
      <text:p text:style-name="Standard"><text:s/>4.5.2 Hellos Object Oriented Program Example (With Comments)</text:p>
      <text:p text:style-name="Standard">We will now look at the Hellos program in more detail. <text:s/>This version of the program has had comments added to it. <text:s/>The line numbers and colons on the left side of the program are not part of the program itself and they have been added to make referencing different parts of the program easier.</text:p>
      <text:p text:style-name="Standard"/>
      <text:p text:style-name="Standard"><text:soft-page-break/><text:s/>1:class Hellos:</text:p>
      <text:p text:style-name="Standard"><text:s/>2: <text:s text:c="3"/>"""</text:p>
      <text:p text:style-name="Standard"><text:s/>3: <text:s text:c="3"/>Hellos is a 'class' and a class is a blueprint for creating</text:p>
      <text:p text:style-name="Standard"><text:s/>4: <text:s text:c="3"/>objects. <text:s/>Classes consist of instance variables (attributes) </text:p>
      <text:p text:style-name="Standard"><text:s/>5: <text:s text:c="3"/>and methods (behaviors).</text:p>
      <text:p text:style-name="Standard"><text:s/>6: <text:s text:c="3"/>""" </text:p>
      <text:p text:style-name="Standard"><text:s/>7:</text:p>
      <text:p text:style-name="Standard"><text:s/>8: <text:s text:c="3"/>def __init__(self, mess):</text:p>
      <text:p text:style-name="Standard"><text:s/>9: <text:s text:c="7"/>"""</text:p>
      <text:p text:style-name="Standard">10: <text:s text:c="7"/>__init__ is a special kind of built-in method called a </text:p>
      <text:p text:style-name="Standard">11: <text:s text:c="7"/>constructor. <text:s/>A constructor method is only invoked once </text:p>
      <text:p text:style-name="Standard">12: <text:s text:c="7"/>when an object is being created and its job is to complete </text:p>
      <text:p text:style-name="Standard">13: <text:s text:c="7"/>the construction of the object. <text:s/>After the object has </text:p>
      <text:p text:style-name="Standard">14: <text:s text:c="7"/>been created its constructors are no longer used. <text:s/>The </text:p>
      <text:p text:style-name="Standard">15: <text:s text:c="7"/>purpose of this constructor is to create an instance</text:p>
      <text:p text:style-name="Standard">16: <text:s text:c="7"/>variable called 'message' and then initialize it with a</text:p>
      <text:p text:style-name="Standard">17: <text:s text:c="7"/>string.</text:p>
      <text:p text:style-name="Standard">18: <text:s text:c="7"/>"""</text:p>
      <text:p text:style-name="Standard">19:</text:p>
      <text:p text:style-name="Standard">20: <text:s text:c="7"/>"""</text:p>
      <text:p text:style-name="Standard">21:<text:tab/> <text:s text:c="5"/>This code creates an instance variable. <text:s/>Every object </text:p>
      <text:p text:style-name="Standard">22:<text:tab/> <text:s text:c="5"/>instance created from this class 'blueprint' will have </text:p>
      <text:p text:style-name="Standard">23:<text:tab/> <text:s text:c="5"/>its own unique copy of any instance variables. <text:s/>Instance </text:p>
      <text:p text:style-name="Standard">24:<text:tab/> <text:s text:c="5"/>variables hold an object's attributes (or state). </text:p>
      <text:p text:style-name="Standard">25:<text:tab/> <text:s text:c="5"/>The self variable here holds a reference to the current</text:p>
      <text:p text:style-name="Standard">26:<text:tab/> <text:s text:c="5"/>object.</text:p>
      <text:p text:style-name="Standard">27:<text:tab/> <text:s text:c="5"/>"""</text:p>
      <text:p text:style-name="Standard">28: <text:s text:c="7"/>self.message = mess;</text:p>
      <text:p text:style-name="Standard">29:</text:p>
      <text:p text:style-name="Standard">30:</text:p>
      <text:p text:style-name="Standard">31:</text:p>
      <text:p text:style-name="Standard">32: <text:s text:c="3"/>def print_message(self):</text:p>
      <text:p text:style-name="Standard">33: <text:s text:c="7"/>"""</text:p>
      <text:p text:style-name="Standard">34: <text:s text:c="7"/>print_message is an instance method that gives objects </text:p>
      <text:p text:style-name="Standard">35: <text:s text:c="7"/>created using this class their 'print message' behavior.</text:p>
      <text:p text:style-name="Standard">36: <text:s text:c="7"/>"""</text:p>
      <text:p text:style-name="Standard">37: <text:s text:c="7"/>print"The message is: ", self.message</text:p>
      <text:p text:style-name="Standard">38:</text:p>
      <text:p text:style-name="Standard">39: <text:s text:c="3"/></text:p>
      <text:p text:style-name="Standard">40:</text:p>
      <text:p text:style-name="Standard">41: <text:s text:c="3"/>def say_goodbye(self):</text:p>
      <text:p text:style-name="Standard">42: <text:s text:c="7"/>""" <text:s text:c="101"/></text:p>
      <text:p text:style-name="Standard">43: <text:s text:c="7"/>say_goodbye is an instance method that gives objects </text:p>
      <text:p text:style-name="Standard">44:<text:tab/> <text:s text:c="5"/>created using this class their 'say goodby' behavior.</text:p>
      <text:p text:style-name="Standard">45: <text:s text:c="7"/>"""</text:p>
      <text:p text:style-name="Standard">46: <text:s text:c="7"/>print "Goodbye!"</text:p>
      <text:p text:style-name="Standard">47:</text:p>
      <text:p text:style-name="Standard">48: <text:s text:c="3"/></text:p>
      <text:p text:style-name="Standard">49:</text:p>
      <text:p text:style-name="Standard"><text:soft-page-break/>50: <text:s text:c="3"/>def print_hellos(self, total):</text:p>
      <text:p text:style-name="Standard">51: <text:s text:c="7"/>"""</text:p>
      <text:p text:style-name="Standard">52: <text:s text:c="7"/>print_hellos is an instance method that takes the number </text:p>
      <text:p text:style-name="Standard">53:<text:tab/> <text:s text:c="5"/>of Hellos to print as an argument and it prints this many </text:p>
      <text:p text:style-name="Standard">54:<text:tab/> <text:s text:c="5"/>Hellos to the screen.</text:p>
      <text:p text:style-name="Standard">55: <text:s text:c="7"/>"""</text:p>
      <text:p text:style-name="Standard">56: <text:s text:c="7"/>count = 1</text:p>
      <text:p text:style-name="Standard">57: <text:s text:c="7"/>while count &lt;= total: <text:s text:c="3"/></text:p>
      <text:p text:style-name="Standard">58: <text:s text:c="11"/>print"Hello ", count</text:p>
      <text:p text:style-name="Standard">59: <text:s text:c="11"/>count = count + 1</text:p>
      <text:p text:style-name="Standard">60:</text:p>
      <text:p text:style-name="Standard">61: <text:s text:c="7"/>print " "</text:p>
      <text:p text:style-name="Standard">62:</text:p>
      <text:p text:style-name="Standard">63:</text:p>
      <text:p text:style-name="Standard">64:"""</text:p>
      <text:p text:style-name="Standard">65:The following code creates two separate Hellos objects (instances)</text:p>
      <text:p text:style-name="Standard">66:which are referenced by the variables obj1 and obj2 respectively. <text:s/></text:p>
      <text:p text:style-name="Standard">67:A unique String parameter is passed to each object when it is </text:p>
      <text:p text:style-name="Standard">68:instantiated and this String is used to initialize the object's </text:p>
      <text:p text:style-name="Standard">69:state.</text:p>
      <text:p text:style-name="Standard">70:</text:p>
      <text:p text:style-name="Standard">71:After the objects are created, messages are sent to them by </text:p>
      <text:p text:style-name="Standard">72:calling their methods in order to have them perform behaviors. <text:s/></text:p>
      <text:p text:style-name="Standard">73:This is done by 'picking an object up' by its reference (lets </text:p>
      <text:p text:style-name="Standard">74:say obj1) placing a dot after this reference and then typing the </text:p>
      <text:p text:style-name="Standard">75:name of an object's method that you want to invoke.</text:p>
      <text:p text:style-name="Standard">76:"""</text:p>
      <text:p text:style-name="Standard">77: <text:s text:c="3"/></text:p>
      <text:p text:style-name="Standard">78:obj1 = Hellos("Are you having fun yet?")</text:p>
      <text:p text:style-name="Standard">79:obj2 = Hellos("Yes I am!") <text:s text:c="32"/></text:p>
      <text:p text:style-name="Standard">80:</text:p>
      <text:p text:style-name="Standard">81:obj1.print_message() <text:s text:c="8"/></text:p>
      <text:p text:style-name="Standard">82:obj2.print_message()</text:p>
      <text:p text:style-name="Standard">83:print " "</text:p>
      <text:p text:style-name="Standard">84: <text:s text:c="129"/></text:p>
      <text:p text:style-name="Standard">85:obj1.print_hellos(3)</text:p>
      <text:p text:style-name="Standard">86:obj2.print_hellos(5)</text:p>
      <text:p text:style-name="Standard">87:</text:p>
      <text:p text:style-name="Standard">88:obj1.say_goodbye() <text:s text:c="70"/></text:p>
      <text:p text:style-name="Standard">89:obj2.say_goodbye() </text:p>
      <text:p text:style-name="Standard"/>
      <text:p text:style-name="Standard">On line 1 the class Hellos is defined using a class statement and by convention class names start with a capital letter. <text:s/>If the class name consists of multiple words, then the first letter of each word is capitalized and all other letters are typed in lower case (for example, HelloWorld). <text:s/>The class begins on line 1 and ends on line 61, which is the last line of indented code it contains. <text:s/>All methods and instance variables that are part of a class need to be inside the class's indented code block.</text:p>
      <text:p text:style-name="Standard"/>
      <text:p text:style-name="Standard">The Hellos class contains one constructor method on line 8, one instance variable which is created on line 28, and three instance methods on lines 32, 41, and 50 respectively. <text:s/>The purpose of instance <text:soft-page-break/>variables are to give an object unique attributes that differentiate it from other objects that are created from a given class <text:s/>The purpose of instance methods are to give each object its behaviors. <text:s/>All methods in an object have access to that object's instance variables and these instance variables can be accessed by the code in these methods. <text:s/>Instance variable names follow the same convention that function names do.</text:p>
      <text:p text:style-name="Standard"/>
      <text:p text:style-name="Standard">The method on line 8 is a special method called a constructor. <text:s/>A constructor method is only invoked when an object is being created and its purpose is to complete the construction of the object. <text:s/>After the object has been created, its constructor is no longer used. <text:s/>The purpose of the constructor on line 8 is to initialize each Hellos object's message instance variable with a string that is passed to it when a new object of type Hellos is created (see lines 78 and 79).</text:p>
      <text:p text:style-name="Standard"/>
      <text:p text:style-name="Standard">All instance methods have an argument passed to them which contains a reference to the specific object that the method was called from. <text:s/>This argument is always placed into the leftmost argument position and, by convention, the variable that is placed in this position is called self. <text:s/>The self variable is then used to create and access that specific object's instance variables. <text:s/></text:p>
      <text:p text:style-name="Standard"/>
      <text:p text:style-name="Standard">On line 28, the code self.message = mess takes the object that was passed into the constructor's mess variable and assigns it to an instance variable called message. <text:s/>An instance variable is created via assignment just like normal variables are. <text:s/>The dot operator '.' is used to access an object's instance variables by placing it between a variable which holds a reference to the object and the instance variable's name (like self.message or obj1.message).</text:p>
      <text:p text:style-name="Standard"><text:tab/></text:p>
      <text:p text:style-name="Standard">The methods on lines 32, 41, and 50 give objects created using the Hellos class their behaviors. <text:s/>The print_message() method provides the behavior of printing the string that is present in the object's message instance variable and the say_goodbye() method provides the behavior of printing the string "Goodbye!" <text:s/>The print_hellos() method takes an integer number as a parameter and it prints <text:s/>the word 'Hello' that many times. <text:s/>The naming convention for methods is the same as the one used for function names.</text:p>
      <text:p text:style-name="Standard"/>
      <text:p text:style-name="Standard">The code below the Hellos class creates two separate objects (instances) which are then assigned to the variables obj1 and obj2 respectively. <text:s/>An object is created by typing its class name followed by a pair of parentheses. <text:s/>Any arguments that are placed within the parentheses will be passed to the constructor method.</text:p>
      <text:p text:style-name="Standard"/>
      <text:p text:style-name="Standard">When the Hellos class is called, a string is passed to its constructor method and this string is used to initialize the object's state. <text:s/>An object's state is determined by the contents of its instance variables. <text:s/>If any of an object's instance variables are changed, then the object's state has been changed too. <text:s/>Since Hellos objects only have one instance variable called message, their state is determined by this variable.</text:p>
      <text:p text:style-name="Standard"><text:tab/></text:p>
      <text:p text:style-name="Standard">After objects are created, their behaviors are requested by calling their methods. <text:s text:c="2"/>This is done by "picking an object up" by a variable that references it (lets say obj1), placing a dot after this variable, and then typing the name of one of the object's methods that you want to invoke, followed by its arguments in parentheses.</text:p>
      <text:p text:style-name="Standard"><text:s/>4.6 MathRider Classes And Objects</text:p>
      <text:p text:style-name="Standard">While MathRider's functions contain many capabilities, most of MathRider's capabilities are contained in classes and the objects that are instantiated from these classes. <text:s/>MathRider's classes and objects represent a significant amount of information which will take a while to explain. <text:s/>However, the easier <text:soft-page-break/>material will be presented first so that you can start working with MathRider objects as soon as possible.</text:p>
      <text:p text:style-name="Standard"><text:s/>4.7 Obtaining Information On MathRider Objects</text:p>
      <text:p text:style-name="Standard">Type the following code into a cell and execute it:</text:p>
      <text:p text:style-name="Standard"/>
      <text:p text:style-name="Standard">x = 5</text:p>
      <text:p text:style-name="Standard">print type(x)</text:p>
      <text:p text:style-name="Standard">|</text:p>
      <text:p text:style-name="Standard">&lt;type 'sage.rings.integer.Integer'&gt;</text:p>
      <text:p text:style-name="Standard"/>
      <text:p text:style-name="Standard">We have already used the type() function to determine the type of an integer, but now we can explain what a type is in more detail. <text:s/>Enter sage.rings.integer.Integer followed by a question mark '?' into a new cell and then press the &lt;tab&gt; key:</text:p>
      <text:p text:style-name="Standard"/>
      <text:p text:style-name="Standard">sage.rings.integer.Integer?&lt;tab&gt;</text:p>
      <text:p text:style-name="Standard">|</text:p>
      <text:p text:style-name="Standard">File:/opt/sage-2.7.1-debian-32bit-i686-Linux/local/lib/python2.5/site-packages/sage/rings/integer.so </text:p>
      <text:p text:style-name="Standard">Type: <text:s text:c="2"/>&lt;type 'sage.rings.integer.Integer'&gt; </text:p>
      <text:p text:style-name="Standard">Definition: sage.rings.integer.Integer([noargspec]) </text:p>
      <text:p text:style-name="Standard"/>
      <text:p text:style-name="Standard">Docstring: </text:p>
      <text:p text:style-name="Standard"/>
      <text:p text:style-name="Standard"><text:s text:c="8"/>The class{Integer} class represents arbitrary precision </text:p>
      <text:p text:style-name="Standard"><text:s text:c="8"/>integers. <text:s/>It derives from the class{Element} class, so </text:p>
      <text:p text:style-name="Standard"><text:s text:c="8"/>integers can be used as ring elements anywhere in MathRider. </text:p>
      <text:p text:style-name="Standard"/>
      <text:p text:style-name="Standard"><text:s text:c="8"/>begin{notice} </text:p>
      <text:p text:style-name="Standard"><text:s text:c="8"/>The class class{Integer} is implemented in Pyrex, </text:p>
      <text:p text:style-name="Standard"><text:s text:c="8"/>as a wrapper of the GMP mpz_t integer type. </text:p>
      <text:p text:style-name="Standard"><text:s text:c="8"/>end{notice} </text:p>
      <text:p text:style-name="Standard"/>
      <text:p text:style-name="Standard">This information indicates that sage.rings.integer.Integer is really a class that is able to create Integer objects. <text:s text:c="2"/>Also, if you place two questions marks '??' after a class name and press the &lt;tab&gt; key, the class's source code will be displayed.</text:p>
      <text:p text:style-name="Standard"/>
      <text:p text:style-name="Standard">Now, in a separate cell type x. and then press the &lt;tab&gt; key:</text:p>
      <text:p text:style-name="Standard"/>
      <text:p text:style-name="Standard">x.&lt;tab&gt;</text:p>
      <text:p text:style-name="Standard">|</text:p>
      <text:p text:style-name="Standard">x.additive_order <text:s text:c="8"/>x.gcd <text:s text:c="18"/>x.numerator</text:p>
      <text:p text:style-name="Standard">x.base_base_extend <text:s text:c="6"/>x.inverse_mod <text:s text:c="10"/>x.ord</text:p>
      <text:p text:style-name="Standard">x.inverse_of_unit <text:s text:c="7"/>x.order <text:s text:c="16"/>x.parent</text:p>
      <text:p text:style-name="Standard">x.base_extend <text:s text:c="11"/>x.is_nilpotent <text:s text:c="9"/>x.plot</text:p>
      <text:p text:style-name="Standard">x.base_extend_canonical <text:s/>x.is_one <text:s text:c="15"/>x.powermodm_ui</text:p>
      <text:p text:style-name="Standard">x.is_perfect_power <text:s text:c="6"/>x.powermod <text:s text:c="13"/>x.quo_rem</text:p>
      <text:p text:style-name="Standard">x.base_extend_recursive <text:s/>x.is_power <text:s text:c="13"/>x.rename</text:p>
      <text:p text:style-name="Standard">x.base_ring <text:s text:c="13"/>x.is_power_of <text:s text:c="10"/>x.reset_name</text:p>
      <text:p text:style-name="Standard">x.binary <text:s text:c="16"/>x.is_prime <text:s text:c="13"/>x.save</text:p>
      <text:p text:style-name="Standard">x.category <text:s text:c="14"/>x.is_prime_power <text:s text:c="7"/>x.set_si</text:p>
      <text:p text:style-name="Standard"><text:soft-page-break/>x.ceil <text:s text:c="18"/>x.is_pseudoprime <text:s text:c="7"/>x.set_str</text:p>
      <text:p text:style-name="Standard">x.coprime_integers <text:s text:c="6"/>x.is_square <text:s text:c="12"/>x.sqrt</text:p>
      <text:p text:style-name="Standard">x.crt <text:s text:c="19"/>x.is_squarefree <text:s text:c="8"/>x.sqrt_approx</text:p>
      <text:p text:style-name="Standard">x.db <text:s text:c="20"/>x.is_unit <text:s text:c="14"/>x.square_free_part</text:p>
      <text:p text:style-name="Standard">x.degree <text:s text:c="16"/>x.is_zero <text:s text:c="14"/>x.str</text:p>
      <text:p text:style-name="Standard">x.denominator <text:s text:c="11"/>x.isqrt <text:s text:c="16"/>x.substitute</text:p>
      <text:p text:style-name="Standard">x.digits <text:s text:c="16"/>x.jacobi <text:s text:c="15"/>x.test_bit</text:p>
      <text:p text:style-name="Standard">x.div <text:s text:c="19"/>x.kronecker <text:s text:c="12"/>x.val_unit</text:p>
      <text:p text:style-name="Standard">x.lcm <text:s text:c="19"/>x.subs <text:s text:c="17"/>x.valuation</text:p>
      <text:p text:style-name="Standard">x.divides <text:s text:c="15"/>x.leading_coefficient <text:s text:c="2"/>x.version</text:p>
      <text:p text:style-name="Standard">x.dump <text:s text:c="18"/>x.list <text:s text:c="17"/>x.xgcd</text:p>
      <text:p text:style-name="Standard">x.dumps <text:s text:c="17"/>x.mod <text:s text:c="18"/>x.parent</text:p>
      <text:p text:style-name="Standard">x.exact_log <text:s text:c="13"/>x.multiplicative_order <text:s/>x.plot</text:p>
      <text:p text:style-name="Standard">x.factor <text:s text:c="16"/>x.next_prime <text:s text:c="11"/>x.rename</text:p>
      <text:p text:style-name="Standard">x.factorial <text:s text:c="13"/>x.next_probable_prime <text:s text:c="2"/>x.reset_name</text:p>
      <text:p text:style-name="Standard">x.floor <text:s text:c="17"/>x.nth_root <text:s text:c="13"/>x.powermodm_ui</text:p>
      <text:p text:style-name="Standard"/>
      <text:p text:style-name="Standard">A gray window will be displayed which contains all of the methods that the object contains. <text:s/>If any of these methods is selected with the mouse, its name will be placed into the cell after the dot operator as a convenience. <text:s/>For now, select the is_prime method. <text:s/>When its name is placed into the cell, type a question mark '?' after it and press the &lt;tab&gt; key in order to obtain information on this method:</text:p>
      <text:p text:style-name="Standard"/>
      <text:p text:style-name="Standard">x.is_prime?</text:p>
      <text:p text:style-name="Standard">|</text:p>
      <text:p text:style-name="Standard">File: <text:s text:c="6"/>/opt/sage-2.7.1-debian-32bit-i686-Linux/local/lib/python/site-packages/sage/rings/integer/pyx</text:p>
      <text:p text:style-name="Standard">Type: <text:s text:c="6"/>&lt;type 'builtin_function_or_method '&gt;</text:p>
      <text:p text:style-name="Standard">Definition: x.is_prime()</text:p>
      <text:p text:style-name="Standard"/>
      <text:p text:style-name="Standard">Docstring: </text:p>
      <text:p text:style-name="Standard"/>
      <text:p text:style-name="Standard"><text:s text:c="12"/>Retuns True if self is prime </text:p>
      <text:p text:style-name="Standard"/>
      <text:p text:style-name="Standard"><text:s text:c="12"/>EXAMPLES: </text:p>
      <text:p text:style-name="Standard"><text:s text:c="16"/>sage: z = 2^31 - 1 </text:p>
      <text:p text:style-name="Standard"><text:s text:c="16"/>sage: z.is_prime() </text:p>
      <text:p text:style-name="Standard"><text:s text:c="16"/>True </text:p>
      <text:p text:style-name="Standard"><text:s text:c="16"/>sage: z = 2^31 </text:p>
      <text:p text:style-name="Standard"><text:s text:c="16"/>sage: z.is_prime() </text:p>
      <text:p text:style-name="Standard"><text:s text:c="16"/>False </text:p>
      <text:p text:style-name="Standard"/>
      <text:p text:style-name="Standard">The Definition section indicates that the is_prime() method is called without passing any arguments to it and the Docstring section indicates that the method will return True if the object is prime. <text:s/>The following code shows the variable x (which still contains 5) being used to call the is_prime() method:</text:p>
      <text:p text:style-name="Standard"/>
      <text:p text:style-name="Standard">x.is_prime()</text:p>
      <text:p text:style-name="Standard">|</text:p>
      <text:p text:style-name="Standard">True</text:p>
      <text:p text:style-name="Standard"><text:s/>4.8 The List Object's Methods</text:p>
      <text:p text:style-name="Standard">Lists are objects and therefore they contain methods that provide useful capabilities:</text:p>
      <text:p text:style-name="Standard"><text:soft-page-break/></text:p>
      <text:p text:style-name="Standard">a = []</text:p>
      <text:p text:style-name="Standard">a.&lt;tab&gt;</text:p>
      <text:p text:style-name="Standard">|</text:p>
      <text:p text:style-name="Standard">a.append <text:s text:c="2"/>a.extend <text:s text:c="2"/>a.insert <text:s text:c="2"/>a.remove <text:s text:c="2"/>a.sort </text:p>
      <text:p text:style-name="Standard">a.count <text:s text:c="3"/>a.index <text:s text:c="3"/>a.pop <text:s text:c="5"/>a.reverse </text:p>
      <text:p text:style-name="Standard"/>
      <text:p text:style-name="Standard">The following programs demonstrate some of a list object's methods:</text:p>
      <text:p text:style-name="Standard"/>
      <text:p text:style-name="Standard"># Append an object to the end of a list.</text:p>
      <text:p text:style-name="Standard">a = [1,2,3,4,5,6]</text:p>
      <text:p text:style-name="Standard">print a</text:p>
      <text:p text:style-name="Standard">a.append(7)</text:p>
      <text:p text:style-name="Standard">print a</text:p>
      <text:p text:style-name="Standard">|</text:p>
      <text:p text:style-name="Standard">[1, 2, 3, 4, 5, 6]</text:p>
      <text:p text:style-name="Standard">[1, 2, 3, 4, 5, 6, 7]</text:p>
      <text:p text:style-name="Standard"/>
      <text:p text:style-name="Standard"># Insert an object into a list.</text:p>
      <text:p text:style-name="Standard">a = [1,2,4,5]</text:p>
      <text:p text:style-name="Standard">print a</text:p>
      <text:p text:style-name="Standard">a.insert(2,3)</text:p>
      <text:p text:style-name="Standard">print a</text:p>
      <text:p text:style-name="Standard">|</text:p>
      <text:p text:style-name="Standard">[1, 2, 4, 5]</text:p>
      <text:p text:style-name="Standard">[1, 2, 3, 4, 5]</text:p>
      <text:p text:style-name="Standard"># Sort the contents of a list.</text:p>
      <text:p text:style-name="Standard">a = [8,2,7,1,6,4]</text:p>
      <text:p text:style-name="Standard">print a</text:p>
      <text:p text:style-name="Standard">a.sort()</text:p>
      <text:p text:style-name="Standard">print a</text:p>
      <text:p text:style-name="Standard">|</text:p>
      <text:p text:style-name="Standard">[8, 2, 7, 1, 6, 4]</text:p>
      <text:p text:style-name="Standard">[1, 2, 4, 6, 7, 8]</text:p>
      <text:p text:style-name="Standard"><text:s/>4.9 Extending Classes With Inheritence</text:p>
      <text:p text:style-name="Standard">Object technologies are subtle and powerful. <text:s/>They possess a number of mechanisms for dealing with complexity and class inheritance is one of them. <text:s/>Class inheritance is the ability of a class to obtain or inherit all of the instance variables and methods of another class (called a parent class, super class, or base class) using a minimal amount of code. <text:s/>A class that inherits from a parent class is called a child class or sub class. <text:s/>This means that a child class can do everything its parent can do along with any additional functionality that is programmed into the child. <text:s/></text:p>
      <text:p text:style-name="Standard"/>
      <text:p text:style-name="Standard">The following program demonstrates class inheritance by having a Person class inherit from the built-in object class and having an ArmyPrivate class inherit from the Person class:</text:p>
      <text:p text:style-name="Standard"/>
      <text:p text:style-name="Standard">class Person(object):</text:p>
      <text:p text:style-name="Standard"><text:tab/>def __init__(self):</text:p>
      <text:p text:style-name="Standard"><text:tab/><text:tab/>self.rank = "I am just a Person, I have no rank."</text:p>
      <text:p text:style-name="Standard"><text:s text:c="2"/></text:p>
      <text:p text:style-name="Standard"><text:soft-page-break/><text:tab/>def __str__(self):</text:p>
      <text:p text:style-name="Standard"><text:tab/><text:tab/>return "str: " + self.rank</text:p>
      <text:p text:style-name="Standard"><text:tab/><text:tab/></text:p>
      <text:p text:style-name="Standard"><text:tab/>def __repr__(self):</text:p>
      <text:p text:style-name="Standard"><text:tab/><text:tab/>return "repr: " + self.rank</text:p>
      <text:p text:style-name="Standard"/>
      <text:p text:style-name="Standard"/>
      <text:p text:style-name="Standard">class ArmyPrivate(Person):</text:p>
      <text:p text:style-name="Standard"><text:tab/>def __init__(self):</text:p>
      <text:p text:style-name="Standard"><text:tab/><text:tab/>self.rank = "ArmyPrivate."</text:p>
      <text:p text:style-name="Standard"/>
      <text:p text:style-name="Standard"/>
      <text:p text:style-name="Standard">a = object()</text:p>
      <text:p text:style-name="Standard">print type(a)</text:p>
      <text:p text:style-name="Standard"/>
      <text:p text:style-name="Standard">b = Person()</text:p>
      <text:p text:style-name="Standard">print type(b)</text:p>
      <text:p text:style-name="Standard"/>
      <text:p text:style-name="Standard">c = ArmyPrivate()</text:p>
      <text:p text:style-name="Standard">print type(c)</text:p>
      <text:p text:style-name="Standard">|</text:p>
      <text:p text:style-name="Standard">&lt;type 'object'&gt;</text:p>
      <text:p text:style-name="Standard">&lt;class '__main__.Person'&gt;</text:p>
      <text:p text:style-name="Standard">&lt;class '__main__.ArmyPrivate'&gt;</text:p>
      <text:p text:style-name="Standard"/>
      <text:p text:style-name="Standard"/>
      <text:p text:style-name="Standard">After the classes have been created, this program instantiates an object of type object which is assigned to variable 'a', an object of type Person which is assigned to variable 'b', and an object of type ArmyPrivate which is assigned to variable 'c'.</text:p>
      <text:p text:style-name="Standard"/>
      <text:p text:style-name="Standard">The following code can be used to display the inheritance hierarchy of any object. <text:s/>If it is executed in a separate cell after the above program has been executed, the inheritance hierarchy of the ArmyPrivate class is displayed (don't worry about trying to understand how this code works. <text:s/>Just use it for now.):</text:p>
      <text:p text:style-name="Standard"/>
      <text:p text:style-name="Standard">#Display the inheritance hierarchy of an object. <text:s/>Note: don't worry #about trying to understand how this program works. <text:s/>Just use it for #now.</text:p>
      <text:p text:style-name="Standard">def class_hierarchy(cls, indent):</text:p>
      <text:p text:style-name="Standard"><text:s text:c="4"/>print '.'*indent, cls</text:p>
      <text:p text:style-name="Standard"><text:s text:c="4"/>for supercls in cls.__bases__:</text:p>
      <text:p text:style-name="Standard"><text:s text:c="8"/>class_hierarchy(supercls, indent+1)</text:p>
      <text:p text:style-name="Standard"/>
      <text:p text:style-name="Standard">def instance_hierarchy(inst):</text:p>
      <text:p text:style-name="Standard"><text:s text:c="4"/>print 'Inheritance hierarchy of', inst</text:p>
      <text:p text:style-name="Standard"><text:s text:c="4"/>class_hierarchy(inst.__class__, 3)</text:p>
      <text:p text:style-name="Standard"/>
      <text:p text:style-name="Standard">z = ArmyPrivate()</text:p>
      <text:p text:style-name="Standard"/>
      <text:p text:style-name="Standard">instance_hierarchy(z)</text:p>
      <text:p text:style-name="Standard">|</text:p>
      <text:p text:style-name="Standard"><text:soft-page-break/>Inheritance hierarchy of str: ArmyPrivate</text:p>
      <text:p text:style-name="Standard">... &lt;class '__main__.ArmyPrivate'&gt;</text:p>
      <text:p text:style-name="Standard">.... &lt;class '__main__.Person'&gt;</text:p>
      <text:p text:style-name="Standard">..... &lt;type 'object'&gt;</text:p>
      <text:p text:style-name="Standard">The instance_hierarchy function will display the inheritance hierarchy of any object that is passed to it. <text:s/>In this case, an ArmyPrivate object was instantiated and passed to the instance_hierarchy function and the object's inheritance hierarchy was displayed. <text:s/>Notice that the topmost class in the hierarchy, which is the object class, was printed last and that Person inherits from object and ArmyPrivate inherits from Person.</text:p>
      <text:p text:style-name="Standard"><text:s/>4.10 The object Class, The dir() Function, And Built-in Methods</text:p>
      <text:p text:style-name="Standard">The object class is built into MathRider and it contains a small number of useful methods. <text:s/>These methods are so useful that many MathRider classes inherit from the object class either 1) directly or 2) indirectly by inheriting from a class that inherits from the object class. <text:s/>Lets begin our discussion of the inheritance program by looking at the methods that are included in the object class. <text:s/>The dir() function lists all of an object's attributes (which means both its instance variables and its methods) and we can use it to see which methods an object of type object contains:</text:p>
      <text:p text:style-name="Standard"/>
      <text:p text:style-name="Standard">dir(a)</text:p>
      <text:p text:style-name="Standard">|</text:p>
      <text:p text:style-name="Standard">['__class__', '__delattr__', '__doc__', '__getattribute__','__hash__','__init__', '__new__', '__reduce__', '__reduce_ex__', '__repr__','__setattr__', '__str__']</text:p>
      <text:p text:style-name="Standard">Names which begin and end with double underscores '__' are part of MathRider and the underscores make it unlikely that these names will conflict with programmer defined names. <text:s/>The Person class inherits all of these attributes from the object class, but it only uses some of them. <text:s/>When a method is inherited from a parent class, the child class can either use the parent's implementation of that method or it can redefine it so that it behaves differently than the parent's version. <text:s/></text:p>
      <text:p text:style-name="Standard"/>
      <text:p text:style-name="Standard">As discussed earlier, the __init__ method is a constructor and it helps to complete construction of each new object that is created using the class it is in. <text:s/>The Person class redefines the __init__ method so that it creates an instance variable called rank and assigns the string "I am just a Person, I have no rank" to it.</text:p>
      <text:p text:style-name="Standard"/>
      <text:p text:style-name="Standard">The __ repr__ and __str__ methods are also redefined in the Person class. <text:s/>The __repr__ method returns a string representation of the object it is a part of:</text:p>
      <text:p text:style-name="Standard"/>
      <text:p text:style-name="Standard">b</text:p>
      <text:p text:style-name="Standard">|</text:p>
      <text:p text:style-name="Standard">repr: I am just a Person, I have no rank.</text:p>
      <text:p text:style-name="Standard"><text:s/></text:p>
      <text:p text:style-name="Standard"/>
      <text:p text:style-name="Standard">The __str__ function also returns a string representation of the object it is a part of, but only when it is passed to statements like print:</text:p>
      <text:p text:style-name="Standard"/>
      <text:p text:style-name="Standard">print b</text:p>
      <text:p text:style-name="Standard">|</text:p>
      <text:p text:style-name="Standard">str: I am just a Person, I have no rank.</text:p>
      <text:p text:style-name="Standard"/>
      <text:p text:style-name="Standard">The __str__ method is usually used to provide a more user friendly string than the __repr__ method does but in this example, very similar strings are returned.</text:p>
      <text:p text:style-name="Standard"><text:soft-page-break/><text:s/>4.11 The Inheritance Hierarchy Of The sage.rings.integer.Integer Class</text:p>
      <text:p text:style-name="Standard">The following code displays the inheritance hierarchy of the sage.rings.integer.Integer class:</text:p>
      <text:p text:style-name="Standard"/>
      <text:p text:style-name="Standard">#Display the inheritance hierarchy of an object. <text:s/>Note: don't worry #about trying to understand how this program works. <text:s/>Just use it for #now.</text:p>
      <text:p text:style-name="Standard">def class_hierarchy(cls, indent):</text:p>
      <text:p text:style-name="Standard"><text:s text:c="4"/>print '.'*indent, cls</text:p>
      <text:p text:style-name="Standard"><text:s text:c="4"/>for supercls in cls.__bases__:</text:p>
      <text:p text:style-name="Standard"><text:s text:c="8"/>class_hierarchy(supercls, indent+1)</text:p>
      <text:p text:style-name="Standard"/>
      <text:p text:style-name="Standard">def instance_hierarchy(inst):</text:p>
      <text:p text:style-name="Standard"><text:s text:c="4"/>print 'Inheritance hierarchy of', inst</text:p>
      <text:p text:style-name="Standard"><text:s text:c="4"/>class_hierarchy(inst.__class__, 3)</text:p>
      <text:p text:style-name="Standard"/>
      <text:p text:style-name="Standard">instance_hierarchy(1)</text:p>
      <text:p text:style-name="Standard">|</text:p>
      <text:p text:style-name="Standard">Inheritance hierarchy of 1</text:p>
      <text:p text:style-name="Standard">... &lt;type 'sage.rings.integer.Integer'&gt;</text:p>
      <text:p text:style-name="Standard">.... &lt;type 'sage.structure.element.EuclideanDomainElement'&gt;</text:p>
      <text:p text:style-name="Standard">..... &lt;type 'sage.structure.element.PrincipalIdealDomainElement'&gt;</text:p>
      <text:p text:style-name="Standard">...... &lt;type 'sage.structure.element.DedekindDomainElement'&gt;</text:p>
      <text:p text:style-name="Standard">....... &lt;type 'sage.structure.element.IntegralDomainElement'&gt;</text:p>
      <text:p text:style-name="Standard">........ &lt;type 'sage.structure.element.CommutativeRingElement'&gt;</text:p>
      <text:p text:style-name="Standard">......... &lt;type 'sage.structure.element.RingElement'&gt;</text:p>
      <text:p text:style-name="Standard">.......... &lt;type 'sage.structure.element.ModuleElement'&gt;</text:p>
      <text:p text:style-name="Standard">........... &lt;type 'sage.structure.element.Element'&gt;</text:p>
      <text:p text:style-name="Standard">............ &lt;type 'sage.structure.sage_object.MathRiderObject'&gt;</text:p>
      <text:p text:style-name="Standard">............. &lt;type 'object'&gt;</text:p>
      <text:p text:style-name="Standard">In the following explanation, I am going to leave out the beginning "sage.xxx.xxx..." part of the class names to save space. <text:s/>The output from the instance_hierarchy function indicates that the number 1 is an object of type Integer. <text:s/>It then shows that Integer inherits from EuclideanDomainElement, <text:s/>EuclideanDomainElement inherits from PrincipalIdealDomainElement, etc.</text:p>
      <text:p text:style-name="Standard"><text:s text:c="2"/>At the top of the hierarchy (which is at the bottom of the list) MathRiderObject inherits from object.</text:p>
      <text:p text:style-name="Standard"/>
      <text:p text:style-name="Standard">Here is the inheritance hierarchy for two other commonly used MathRider objects:</text:p>
      <text:p text:style-name="Standard"/>
      <text:p text:style-name="Standard">instancehierarchy(1/2)</text:p>
      <text:p text:style-name="Standard">|</text:p>
      <text:p text:style-name="Standard">Inheritance hierarchy of 1/2</text:p>
      <text:p text:style-name="Standard">... &lt;type 'sage.rings.rational.Rational'&gt;</text:p>
      <text:p text:style-name="Standard">.... &lt;type 'sage.structure.element.FieldElement'&gt;</text:p>
      <text:p text:style-name="Standard">..... &lt;type 'sage.structure.element.CommutativeRingElement'&gt;</text:p>
      <text:p text:style-name="Standard">...... &lt;type 'sage.structure.element.RingElement'&gt;</text:p>
      <text:p text:style-name="Standard">....... &lt;type 'sage.structure.element.ModuleElement'&gt;</text:p>
      <text:p text:style-name="Standard">........ &lt;type 'sage.structure.element.Element'&gt;</text:p>
      <text:p text:style-name="Standard">......... &lt;type 'sage.structure.sage_object.MathRiderObject'&gt;</text:p>
      <text:p text:style-name="Standard">.......... &lt;type 'object'&gt;</text:p>
      <text:p text:style-name="Standard"/>
      <text:p text:style-name="Standard"/>
      <text:p text:style-name="Standard"><text:soft-page-break/>instancehierarchy(1.2)</text:p>
      <text:p text:style-name="Standard">|</text:p>
      <text:p text:style-name="Standard">Inheritance hierarchy of 1.20000000000000</text:p>
      <text:p text:style-name="Standard">... &lt;type 'sage.rings.real_mpfr.RealNumber'&gt;</text:p>
      <text:p text:style-name="Standard">.... &lt;type 'sage.structure.element.RingElement'&gt;</text:p>
      <text:p text:style-name="Standard">..... &lt;type 'sage.structure.element.ModuleElement'&gt;</text:p>
      <text:p text:style-name="Standard">...... &lt;type 'sage.structure.element.Element'&gt;</text:p>
      <text:p text:style-name="Standard">....... &lt;type 'sage.structure.sage_object.MathRiderObject'&gt;</text:p>
      <text:p text:style-name="Standard">........ &lt;type 'object'&gt;</text:p>
      <text:p text:style-name="Standard"><text:s/>4.12 The "Is A" Relationship</text:p>
      <text:p text:style-name="Standard">Another aspect to the concept of inheritance is that, since a child class can do anything its parent can do, it can be used any place its parent object can be used. <text:s/>Take a look at the inheritance hierarchy of the Integer class. <text:s/>This hierarchy indicates that Integer is a EuclideanDomainElement and EuclideanDomainElement is a PrincipalIdealDomainElement and PrincipalIdealDomainElement is a DedekindDomainElement etc. until finally MathRiderObject is an object (just like almost all the other classes are in MathRider since the object class is the root class from which they all descend). <text:s/>A more general way to look at this is to say a child class can be used any place any of its ancestor classes can be used.</text:p>
      <text:p text:style-name="Standard"><text:s/>4.13 Confused?</text:p>
      <text:p text:style-name="Standard">This chapter was probably confusing for you but again, don't worry about that. <text:s/>The rest of this book will contain examples which show how objects are used in MathRider and the more you see objects being used, the more comfortable you will become with them.</text:p>
      <text:p text:style-name="Standard"/>
      <text:p text:style-name="Standard"/>
      <text:p text:style-name="Standard"><text:s/>5 Miscellaneous Topics</text:p>
      <text:p text:style-name="Standard"><text:s/>5.1 Referencing The Result Of The Previous Operation</text:p>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p text:style-name="Standard"><text:s/>5.2 Exceptions</text:p>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text:soft-page-break/>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p text:style-name="Standard"><text:s/>5.3 Obtaining Numeric Results</text:p>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ext:soft-page-break/>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p text:style-name="Standard"><text:s/>5.4 Style Guide For Expressions</text:p>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p text:style-name="Standard"><text:s/>5.5 Built-in Constants</text:p>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ext:soft-page-break/>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p text:style-name="Standard"><text:s/>5.6 Roots</text:p>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p text:style-name="Standard"><text:s/>5.7 Symbolic Variables</text:p>
      <text:p text:style-name="Standard">Up to this point, all of the variables we have used have been created during assignment time. <text:s/>For example, in the following code the variable w is created and then the number 8 is assigned to it:</text:p>
      <text:p text:style-name="Standard"><text:soft-page-break/></text:p>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soft-page-break/>...</text:p>
      <text:p text:style-name="Standard">NameError: name 'y' is not defined</text:p>
      <text:p text:style-name="Standard"><text:s/>5.8 Symbolic Expressions</text:p>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p text:style-name="Standard"><text:s/>5.9 Expanding And Factoring</text:p>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text:soft-page-break/>around it and calling its factor() method:</text:p>
      <text:p text:style-name="Standard"/>
      <text:p text:style-name="Standard">(90).factor()</text:p>
      <text:p text:style-name="Standard">|</text:p>
      <text:p text:style-name="Standard">2 * 3^2 * 5</text:p>
      <text:p text:style-name="Standard"><text:s/>5.10 Miscellaneous Symbolic Expression Examples</text:p>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p text:style-name="Standard"><text:s/>5.11 Passing Values To Symbolic Expressions</text:p>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p text:style-name="Standard"><text:s/>5.12 Symbolic Equations and The solve() Function</text:p>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text:soft-page-break/>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p text:style-name="Standard"><text:s/>5.13 Symbolic Mathematical Functions</text:p>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text:s/>5.14 Finding Roots Graphically And Numerically With The find_root() Method</text:p>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text:soft-page-break/>f.find_root(-10,10)</text:p>
      <text:p text:style-name="Standard">|</text:p>
      <text:p text:style-name="Standard">-2.309881460010057</text:p>
      <text:p text:style-name="Standard"/>
      <text:p text:style-name="Standard">The -10 and +10 that are passed to the find_root() method tell it the interval within which it should look for roots.</text:p>
      <text:p text:style-name="Standard"><text:s/>5.15 Displaying Mathematical Objects In Traditional Form</text:p>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p text:style-name="Standard"><text:s/>5.15.1 LaTeX Is Used To Display Objects In Traditional Mathematics Form</text:p>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p text:style-name="Standard"><text:s/>5.16 Sets</text:p>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text:soft-page-break/>({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p text:style-name="Standard"><text:s/>6 2D Plotting</text:p>
      <text:p text:style-name="Standard"><text:s/>6.1 The plot() And show() Functions</text:p>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text:soft-page-break/>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p text:style-name="Standard"><text:s/>6.1.1 Combining Plots And Changing The Plotting Color</text:p>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p text:style-name="Standard"><text:s/>6.1.2 Combining Graphics With A Graphics Object</text:p>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text:soft-page-break/></text:p>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p text:style-name="Standard"><text:s/>6.2 Advanced Plotting With matplotlib</text:p>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p text:style-name="Standard"><text:s/>6.2.1 Plotting Data From Lists With Grid Lines And Axes Labels</text:p>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text:soft-page-break/>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p text:style-name="Standard"><text:s/>6.2.2 Plotting With A Logarithmic Y Axis</text:p>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p text:style-name="Standard"><text:s/>6.2.3 Two Plots With Labels Inside Of The Plot</text:p>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text:soft-page-break/>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p text:style-name="Standard"><text:s/>7 MathRider Usage Styles</text:p>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p text:style-name="Standard"><text:s/>7.1 The Speed Usage Style</text:p>
      <text:p text:style-name="Standard">(In development...)</text:p>
      <text:p text:style-name="Standard"><text:s/>7.2 The OpenOffice Presentation Usage Style</text:p>
      <text:p text:style-name="Standard">(In development...)</text:p>
      <text:p text:style-name="Standard"/>
      <text:p text:style-name="Standard"/>
      <text:p text:style-name="Standard"><text:s/>8 High School Math Problems (most of the problems are still in development)</text:p>
      <text:p text:style-name="Standard"><text:s/>8.1 Pre-Algebra</text:p>
      <text:p text:style-name="Standard">Wikipedia entry.</text:p>
      <text:p text:style-name="Standard">http://en.wikipedia.org/wiki/Pre-algebra</text:p>
      <text:p text:style-name="Standard">(In development...)</text:p>
      <text:p text:style-name="Standard"><text:s/>8.1.1 Equations</text:p>
      <text:p text:style-name="Standard">Wikipedia entry.</text:p>
      <text:p text:style-name="Standard">http://en.wikipedia.org/wiki/Equation</text:p>
      <text:p text:style-name="Standard">(In development...)</text:p>
      <text:p text:style-name="Standard"><text:s/>8.1.2 Expressions</text:p>
      <text:p text:style-name="Standard">Wikipedia entry.</text:p>
      <text:p text:style-name="Standard">http://en.wikipedia.org/wiki/Mathematical_expression</text:p>
      <text:p text:style-name="Standard">(In development...)</text:p>
      <text:p text:style-name="Standard"><text:s/>8.1.3 Geometry</text:p>
      <text:p text:style-name="Standard">Wikipedia entry.</text:p>
      <text:p text:style-name="Standard">http://en.wikipedia.org/wiki/Geometry</text:p>
      <text:p text:style-name="Standard">(In development...)</text:p>
      <text:p text:style-name="Standard"><text:soft-page-break/><text:s/>8.1.4 Inequalities</text:p>
      <text:p text:style-name="Standard">Wikipedia entry.</text:p>
      <text:p text:style-name="Standard">http://en.wikipedia.org/wiki/Inequality</text:p>
      <text:p text:style-name="Standard">(In development...)</text:p>
      <text:p text:style-name="Standard"><text:s/>8.1.5 Linear Functions</text:p>
      <text:p text:style-name="Standard">Wikipedia entry.</text:p>
      <text:p text:style-name="Standard">http://en.wikipedia.org/wiki/Linear_functions</text:p>
      <text:p text:style-name="Standard">(In development...)</text:p>
      <text:p text:style-name="Standard"><text:s/>8.1.6 Measurement</text:p>
      <text:p text:style-name="Standard">Wikipedia entry.</text:p>
      <text:p text:style-name="Standard">http://en.wikipedia.org/wiki/Measurement</text:p>
      <text:p text:style-name="Standard">(In development...)</text:p>
      <text:p text:style-name="Standard"><text:s/>8.1.7 Nonlinear Functions</text:p>
      <text:p text:style-name="Standard">Wikipedia entry.</text:p>
      <text:p text:style-name="Standard">http://en.wikipedia.org/wiki/Nonlinear_system</text:p>
      <text:p text:style-name="Standard">(In development...)</text:p>
      <text:p text:style-name="Standard"><text:s/>8.1.8 Number Sense And Operations</text:p>
      <text:p text:style-name="Standard">Wikipedia entry.</text:p>
      <text:p text:style-name="Standard">http://en.wikipedia.org/wiki/Number_sense</text:p>
      <text:p text:style-name="Standard">Wikipedia entry.</text:p>
      <text:p text:style-name="Standard">http://en.wikipedia.org/wiki/Operation_(mathematics)</text:p>
      <text:p text:style-name="Standard">(In development...)</text:p>
      <text:p text:style-name="Standard"><text:s/>8.1.8.1 Express an integer fraction in lowest terms</text:p>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text:soft-page-break/>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p text:style-name="Standard"><text:s/>8.1.9 Polynomial Functions</text:p>
      <text:p text:style-name="Standard">Wikipedia entry.</text:p>
      <text:p text:style-name="Standard">http://en.wikipedia.org/wiki/Polynomial_function</text:p>
      <text:p text:style-name="Standard">(In development...)</text:p>
      <text:p text:style-name="Standard"><text:s/>8.2 Algebra</text:p>
      <text:p text:style-name="Standard">Wikipedia entry.</text:p>
      <text:p text:style-name="Standard">http://en.wikipedia.org/wiki/Algebra_1</text:p>
      <text:p text:style-name="Standard">(In development...)</text:p>
      <text:p text:style-name="Standard"><text:s/>8.2.1 Absolute Value Functions</text:p>
      <text:p text:style-name="Standard">Wikipedia entry.</text:p>
      <text:p text:style-name="Standard">http://en.wikipedia.org/wiki/Absolute_value</text:p>
      <text:p text:style-name="Standard">(In development...)</text:p>
      <text:p text:style-name="Standard"><text:s/>8.2.2 Complex Numbers</text:p>
      <text:p text:style-name="Standard">Wikipedia entry.</text:p>
      <text:p text:style-name="Standard">http://en.wikipedia.org/wiki/Complex_numbers</text:p>
      <text:p text:style-name="Standard">(In development...)</text:p>
      <text:p text:style-name="Standard"><text:s/>8.2.3 Composite Functions</text:p>
      <text:p text:style-name="Standard">Wikipedia entry.</text:p>
      <text:p text:style-name="Standard">http://en.wikipedia.org/wiki/Composite_function</text:p>
      <text:p text:style-name="Standard">(In development...)</text:p>
      <text:p text:style-name="Standard"><text:s/>8.2.4 Conics</text:p>
      <text:p text:style-name="Standard">Wikipedia entry.</text:p>
      <text:p text:style-name="Standard">http://en.wikipedia.org/wiki/Conics</text:p>
      <text:p text:style-name="Standard">(In development...)</text:p>
      <text:p text:style-name="Standard"><text:s/>8.2.5 Data Analysis</text:p>
      <text:p text:style-name="Standard">Wikipedia entry.</text:p>
      <text:p text:style-name="Standard">http://en.wikipedia.org/wiki/Data_analysis</text:p>
      <text:p text:style-name="Standard">(In development...)</text:p>
      <text:p text:style-name="Standard"><text:s/>9 Discrete Mathematics: Elementary Number And Graph Theory </text:p>
      <text:p text:style-name="Standard">Wikipedia entry.</text:p>
      <text:p text:style-name="Standard">http://en.wikipedia.org/wiki/Discrete_mathematics</text:p>
      <text:p text:style-name="Standard">(In development...)</text:p>
      <text:p text:style-name="Standard"><text:s/>9.1.1 Equations</text:p>
      <text:p text:style-name="Standard">Wikipedia entry.</text:p>
      <text:p text:style-name="Standard">http://en.wikipedia.org/wiki/Equation</text:p>
      <text:p text:style-name="Standard">(In development...)</text:p>
      <text:p text:style-name="Standard"><text:s/>9.1.1.1 Express a symbolic fraction in lowest terms</text:p>
      <text:p text:style-name="Standard">"""</text:p>
      <text:p text:style-name="Standard"><text:soft-page-break/>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text:soft-page-break/>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p text:style-name="Standard"><text:s/>9.1.1.2 Determine the product of two symbolic fractions</text:p>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p text:style-name="Standard"><text:s/>9.1.1.3 Solve a linear equation for x</text:p>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soft-page-break/>|</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p text:style-name="Standard"><text:s/>9.1.1.4 Solve a linear equation which has fractions</text:p>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ext:soft-page-break/>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soft-page-break/>"""</text:p>
      <text:p text:style-name="Standard">solve(a,x)</text:p>
      <text:p text:style-name="Standard">|</text:p>
      <text:p text:style-name="Standard">[x == 4]</text:p>
      <text:p text:style-name="Standard"/>
      <text:p text:style-name="Standard"/>
      <text:p text:style-name="Standard"><text:s/>9.1.2 Exponential Functions</text:p>
      <text:p text:style-name="Standard">Wikipedia entry.</text:p>
      <text:p text:style-name="Standard">http://en.wikipedia.org/wiki/Exponential_function</text:p>
      <text:p text:style-name="Standard">(In development...)</text:p>
      <text:p text:style-name="Standard"><text:s/>9.1.3 Exponents</text:p>
      <text:p text:style-name="Standard">Wikipedia entry.</text:p>
      <text:p text:style-name="Standard">http://en.wikipedia.org/wiki/Exponent</text:p>
      <text:p text:style-name="Standard">(In development...)</text:p>
      <text:p text:style-name="Standard"><text:s/>9.1.4 Expressions</text:p>
      <text:p text:style-name="Standard">Wikipedia entry.</text:p>
      <text:p text:style-name="Standard">http://en.wikipedia.org/wiki/Expression_(mathematics)</text:p>
      <text:p text:style-name="Standard">(In development...)</text:p>
      <text:p text:style-name="Standard"><text:s/>9.1.5 Inequalities</text:p>
      <text:p text:style-name="Standard">Wikipedia entry.</text:p>
      <text:p text:style-name="Standard">http://en.wikipedia.org/wiki/Inequality</text:p>
      <text:p text:style-name="Standard">(In development...)</text:p>
      <text:p text:style-name="Standard"><text:s/>9.1.6 Inverse Functions</text:p>
      <text:p text:style-name="Standard">Wikipedia entry.</text:p>
      <text:p text:style-name="Standard">http://en.wikipedia.org/wiki/Inverse_function</text:p>
      <text:p text:style-name="Standard">(In development...)</text:p>
      <text:p text:style-name="Standard"><text:s/>9.1.7 Linear Equations And Functions</text:p>
      <text:p text:style-name="Standard">Wikipedia entry.</text:p>
      <text:p text:style-name="Standard">http://en.wikipedia.org/wiki/Linear_functions</text:p>
      <text:p text:style-name="Standard">(In development...)</text:p>
      <text:p text:style-name="Standard"><text:s/>9.1.8 Linear Programming</text:p>
      <text:p text:style-name="Standard">Wikipedia entry.</text:p>
      <text:p text:style-name="Standard">http://en.wikipedia.org/wiki/Linear_programming</text:p>
      <text:p text:style-name="Standard">(In development...)</text:p>
      <text:p text:style-name="Standard"><text:s/>9.1.9 Logarithmic Functions</text:p>
      <text:p text:style-name="Standard">Wikipedia entry.</text:p>
      <text:p text:style-name="Standard">http://en.wikipedia.org/wiki/Logarithmic_function</text:p>
      <text:p text:style-name="Standard">(In development...)</text:p>
      <text:p text:style-name="Standard"><text:s/>9.1.10 Logistic Functions</text:p>
      <text:p text:style-name="Standard">Wikipedia entry.</text:p>
      <text:p text:style-name="Standard">http://en.wikipedia.org/wiki/Logistic_function</text:p>
      <text:p text:style-name="Standard">(In development...)</text:p>
      <text:p text:style-name="Standard"><text:s/>9.1.11 Matrices</text:p>
      <text:p text:style-name="Standard">Wikipedia entry.</text:p>
      <text:p text:style-name="Standard">http://en.wikipedia.org/wiki/Matrix_(mathematics)</text:p>
      <text:p text:style-name="Standard">(In development...)</text:p>
      <text:p text:style-name="Standard"><text:s/>9.1.12 Parametric Equations</text:p>
      <text:p text:style-name="Standard">Wikipedia entry.</text:p>
      <text:p text:style-name="Standard">http://en.wikipedia.org/wiki/Parametric_equation</text:p>
      <text:p text:style-name="Standard"><text:soft-page-break/>(In development...)</text:p>
      <text:p text:style-name="Standard"><text:s/>9.1.13 Piecewise Functions</text:p>
      <text:p text:style-name="Standard">Wikipedia entry.</text:p>
      <text:p text:style-name="Standard">http://en.wikipedia.org/wiki/Piecewise_function</text:p>
      <text:p text:style-name="Standard">(In development...)</text:p>
      <text:p text:style-name="Standard"><text:s/>9.1.14 Polynomial Functions</text:p>
      <text:p text:style-name="Standard">Wikipedia entry.</text:p>
      <text:p text:style-name="Standard">http://en.wikipedia.org/wiki/Polynomial_function</text:p>
      <text:p text:style-name="Standard">(In development...)</text:p>
      <text:p text:style-name="Standard"><text:s/>9.1.15 Power Functions</text:p>
      <text:p text:style-name="Standard">Wikipedia entry.</text:p>
      <text:p text:style-name="Standard">http://en.wikipedia.org/wiki/Power_function</text:p>
      <text:p text:style-name="Standard">(In development...)</text:p>
      <text:p text:style-name="Standard"><text:s/>9.1.16 Quadratic Functions</text:p>
      <text:p text:style-name="Standard">Wikipedia entry.</text:p>
      <text:p text:style-name="Standard">http://en.wikipedia.org/wiki/Quadratic_function</text:p>
      <text:p text:style-name="Standard">(In development...)</text:p>
      <text:p text:style-name="Standard"><text:s/>9.1.17 Radical Functions</text:p>
      <text:p text:style-name="Standard">Wikipedia entry.</text:p>
      <text:p text:style-name="Standard">http://en.wikipedia.org/wiki/Nth_root</text:p>
      <text:p text:style-name="Standard">(In development...)</text:p>
      <text:p text:style-name="Standard"><text:s/>9.1.18 Rational Functions</text:p>
      <text:p text:style-name="Standard">Wikipedia entry.</text:p>
      <text:p text:style-name="Standard">http://en.wikipedia.org/wiki/Rational_function</text:p>
      <text:p text:style-name="Standard">(In development...)</text:p>
      <text:p text:style-name="Standard"><text:s/>9.1.19 Sequences</text:p>
      <text:p text:style-name="Standard">Wikipedia entry.</text:p>
      <text:p text:style-name="Standard">http://en.wikipedia.org/wiki/Sequence</text:p>
      <text:p text:style-name="Standard">(In development...)</text:p>
      <text:p text:style-name="Standard"><text:s/>9.1.20 Series</text:p>
      <text:p text:style-name="Standard">Wikipedia entry.</text:p>
      <text:p text:style-name="Standard">http://en.wikipedia.org/wiki/Series_mathematics</text:p>
      <text:p text:style-name="Standard">(In development...)</text:p>
      <text:p text:style-name="Standard"><text:s/>9.1.21 Systems of Equations</text:p>
      <text:p text:style-name="Standard">Wikipedia entry.</text:p>
      <text:p text:style-name="Standard">http://en.wikipedia.org/wiki/System_of_equations</text:p>
      <text:p text:style-name="Standard">(In development...)</text:p>
      <text:p text:style-name="Standard"><text:s/>9.1.22 Transformations</text:p>
      <text:p text:style-name="Standard">Wikipedia entry.</text:p>
      <text:p text:style-name="Standard">http://en.wikipedia.org/wiki/Transformation_(geometry)</text:p>
      <text:p text:style-name="Standard">(In development...)</text:p>
      <text:p text:style-name="Standard"><text:s/>9.1.23 Trigonometric Functions</text:p>
      <text:p text:style-name="Standard">Wikipedia entry.</text:p>
      <text:p text:style-name="Standard">http://en.wikipedia.org/wiki/Trigonometric_function</text:p>
      <text:p text:style-name="Standard">(In development...)</text:p>
      <text:p text:style-name="Standard"><text:s/>9.2 Precalculus And Trigonometry</text:p>
      <text:p text:style-name="Standard">Wikipedia entry.</text:p>
      <text:p text:style-name="Standard">http://en.wikipedia.org/wiki/Precalculus</text:p>
      <text:p text:style-name="Standard"/>
      <text:p text:style-name="Standard"><text:soft-page-break/>http://en.wikipedia.org/wiki/Trigonometry</text:p>
      <text:p text:style-name="Standard">(In development...)</text:p>
      <text:p text:style-name="Standard"><text:s/>9.2.1 Binomial Theorem</text:p>
      <text:p text:style-name="Standard">Wikipedia entry.</text:p>
      <text:p text:style-name="Standard">http://en.wikipedia.org/wiki/Binomial_theorem</text:p>
      <text:p text:style-name="Standard">(In development...)</text:p>
      <text:p text:style-name="Standard"><text:s/>9.2.2 Complex Numbers</text:p>
      <text:p text:style-name="Standard">Wikipedia entry.</text:p>
      <text:p text:style-name="Standard">http://en.wikipedia.org/wiki/Complex_numbers</text:p>
      <text:p text:style-name="Standard">(In development...)</text:p>
      <text:p text:style-name="Standard"><text:s/>9.2.3 Composite Functions</text:p>
      <text:p text:style-name="Standard">Wikipedia entry.</text:p>
      <text:p text:style-name="Standard">http://en.wikipedia.org/wiki/Composite_function</text:p>
      <text:p text:style-name="Standard">(In development...)</text:p>
      <text:p text:style-name="Standard"><text:s/>9.2.4 Conics</text:p>
      <text:p text:style-name="Standard">Wikipedia entry.</text:p>
      <text:p text:style-name="Standard">http://en.wikipedia.org/wiki/Conics</text:p>
      <text:p text:style-name="Standard">(In development...)</text:p>
      <text:p text:style-name="Standard"><text:s/>9.2.5 Data Analysis</text:p>
      <text:p text:style-name="Standard">Wikipedia entry.</text:p>
      <text:p text:style-name="Standard">http://en.wikipedia.org/wiki/Data_analysis</text:p>
      <text:p text:style-name="Standard">(In development...)</text:p>
      <text:p text:style-name="Standard"><text:s/>10 Discrete Mathematics: Elementary Number And Graph Theory </text:p>
      <text:p text:style-name="Standard">Wikipedia entry.</text:p>
      <text:p text:style-name="Standard">http://en.wikipedia.org/wiki/Discrete_mathematics</text:p>
      <text:p text:style-name="Standard">(In development...)</text:p>
      <text:p text:style-name="Standard"><text:s/>10.1.1 Equations</text:p>
      <text:p text:style-name="Standard">Wikipedia entry.</text:p>
      <text:p text:style-name="Standard">http://en.wikipedia.org/wiki/Equation</text:p>
      <text:p text:style-name="Standard">(In development...)</text:p>
      <text:p text:style-name="Standard"><text:s/>10.1.2 Exponential Functions</text:p>
      <text:p text:style-name="Standard">Wikipedia entry.</text:p>
      <text:p text:style-name="Standard">http://en.wikipedia.org/wiki/Equation</text:p>
      <text:p text:style-name="Standard">(In development...)</text:p>
      <text:p text:style-name="Standard"><text:s/>10.1.3 Inverse Functions</text:p>
      <text:p text:style-name="Standard">Wikipedia entry.</text:p>
      <text:p text:style-name="Standard">http://en.wikipedia.org/wiki/Inverse_function</text:p>
      <text:p text:style-name="Standard">(In development...)</text:p>
      <text:p text:style-name="Standard"><text:s/>10.1.4 Logarithmic Functions</text:p>
      <text:p text:style-name="Standard">Wikipedia entry.</text:p>
      <text:p text:style-name="Standard">http://en.wikipedia.org/wiki/Logarithmic_function</text:p>
      <text:p text:style-name="Standard">(In development...)</text:p>
      <text:p text:style-name="Standard"><text:s/>10.1.5 Logistic Functions</text:p>
      <text:p text:style-name="Standard">Wikipedia entry.</text:p>
      <text:p text:style-name="Standard">http://en.wikipedia.org/wiki/Logistic_function</text:p>
      <text:p text:style-name="Standard">(In development...)</text:p>
      <text:p text:style-name="Standard"><text:s/>10.1.6 Matrices And Matrix Algebra</text:p>
      <text:p text:style-name="Standard">Wikipedia entry.</text:p>
      <text:p text:style-name="Standard">http://en.wikipedia.org/wiki/Matrix_(mathematics)</text:p>
      <text:p text:style-name="Standard"><text:soft-page-break/>(In development...)</text:p>
      <text:p text:style-name="Standard"><text:s/>10.1.7 Mathematical Analysis</text:p>
      <text:p text:style-name="Standard">Wikipedia entry.</text:p>
      <text:p text:style-name="Standard">http://en.wikipedia.org/wiki/Mathematical_analysis</text:p>
      <text:p text:style-name="Standard">(In development...)</text:p>
      <text:p text:style-name="Standard"><text:s/>10.1.8 Parametric Equations</text:p>
      <text:p text:style-name="Standard">Wikipedia entry.</text:p>
      <text:p text:style-name="Standard">http://en.wikipedia.org/wiki/Parametric_equation</text:p>
      <text:p text:style-name="Standard">(In development...)</text:p>
      <text:p text:style-name="Standard"><text:s/>10.1.9 Piecewise Functions</text:p>
      <text:p text:style-name="Standard">Wikipedia entry.</text:p>
      <text:p text:style-name="Standard">http://en.wikipedia.org/wiki/Piecewise_function</text:p>
      <text:p text:style-name="Standard">(In development...)</text:p>
      <text:p text:style-name="Standard"><text:s/>10.1.10 Polar Equations</text:p>
      <text:p text:style-name="Standard">Wikipedia entry.</text:p>
      <text:p text:style-name="Standard">http://en.wikipedia.org/wiki/Polar_equation</text:p>
      <text:p text:style-name="Standard">(In development...)</text:p>
      <text:p text:style-name="Standard"><text:s/>10.1.11 Polynomial Functions</text:p>
      <text:p text:style-name="Standard">Wikipedia entry.</text:p>
      <text:p text:style-name="Standard">http://en.wikipedia.org/wiki/Polynomial_function</text:p>
      <text:p text:style-name="Standard">(In development...)</text:p>
      <text:p text:style-name="Standard"><text:s/>10.1.12 Power Functions</text:p>
      <text:p text:style-name="Standard">Wikipedia entry.</text:p>
      <text:p text:style-name="Standard">http://en.wikipedia.org/wiki/Power_function</text:p>
      <text:p text:style-name="Standard">(In development...)</text:p>
      <text:p text:style-name="Standard"><text:s/>10.1.13 Quadratic Functions</text:p>
      <text:p text:style-name="Standard">Wikipedia entry.</text:p>
      <text:p text:style-name="Standard">http://en.wikipedia.org/wiki/Quadratic_function</text:p>
      <text:p text:style-name="Standard">(In development...)</text:p>
      <text:p text:style-name="Standard"><text:s/>10.1.14 Radical Functions</text:p>
      <text:p text:style-name="Standard">Wikipedia entry.</text:p>
      <text:p text:style-name="Standard">http://en.wikipedia.org/wiki/Nth_root</text:p>
      <text:p text:style-name="Standard">(In development...)</text:p>
      <text:p text:style-name="Standard"><text:s/>10.1.15 Rational Functions</text:p>
      <text:p text:style-name="Standard">Wikipedia entry.</text:p>
      <text:p text:style-name="Standard">http://en.wikipedia.org/wiki/Rational_function</text:p>
      <text:p text:style-name="Standard">(In development...)</text:p>
      <text:p text:style-name="Standard"><text:s/>10.1.16 Real Numbers</text:p>
      <text:p text:style-name="Standard">Wikipedia entry.</text:p>
      <text:p text:style-name="Standard">http://en.wikipedia.org/wiki/Real_number</text:p>
      <text:p text:style-name="Standard">(In development...)</text:p>
      <text:p text:style-name="Standard"><text:s/>10.1.17 Sequences</text:p>
      <text:p text:style-name="Standard">Wikipedia entry.</text:p>
      <text:p text:style-name="Standard">http://en.wikipedia.org/wiki/Sequence</text:p>
      <text:p text:style-name="Standard">(In development...)</text:p>
      <text:p text:style-name="Standard"><text:s/>10.1.18 Series</text:p>
      <text:p text:style-name="Standard">Wikipedia entry.</text:p>
      <text:p text:style-name="Standard">http://en.wikipedia.org/wiki/Series_(mathematics)</text:p>
      <text:p text:style-name="Standard">(In development...)</text:p>
      <text:p text:style-name="Standard"><text:soft-page-break/><text:s/>10.1.19 Sets</text:p>
      <text:p text:style-name="Standard">Wikipedia entry.</text:p>
      <text:p text:style-name="Standard">http://en.wikipedia.org/wiki/Set</text:p>
      <text:p text:style-name="Standard">(In development...)</text:p>
      <text:p text:style-name="Standard"><text:s/>10.1.20 Systems of Equations</text:p>
      <text:p text:style-name="Standard">Wikipedia entry.</text:p>
      <text:p text:style-name="Standard">http://en.wikipedia.org/wiki/System_of_equations</text:p>
      <text:p text:style-name="Standard">(In development...)</text:p>
      <text:p text:style-name="Standard"><text:s/>10.1.21 Transformations</text:p>
      <text:p text:style-name="Standard">Wikipedia entry.</text:p>
      <text:p text:style-name="Standard">http://en.wikipedia.org/wiki/Transformation_(geometry)</text:p>
      <text:p text:style-name="Standard">(In development...)</text:p>
      <text:p text:style-name="Standard"><text:s/>10.1.22 Trigonometric Functions</text:p>
      <text:p text:style-name="Standard">Wikipedia entry.</text:p>
      <text:p text:style-name="Standard">http://en.wikipedia.org/wiki/Trigonometric_function</text:p>
      <text:p text:style-name="Standard">(In development...)</text:p>
      <text:p text:style-name="Standard"><text:s/>10.1.23 Vectors</text:p>
      <text:p text:style-name="Standard">Wikipedia entry.</text:p>
      <text:p text:style-name="Standard">http://en.wikipedia.org/wiki/Vector</text:p>
      <text:p text:style-name="Standard">(In development...)</text:p>
      <text:p text:style-name="Standard"><text:s/>10.2 Calculus</text:p>
      <text:p text:style-name="Standard">Wikipedia entry.</text:p>
      <text:p text:style-name="Standard">http://en.wikipedia.org/wiki/Calculus</text:p>
      <text:p text:style-name="Standard">(In development...)</text:p>
      <text:p text:style-name="Standard"><text:s/>10.2.1 Derivatives</text:p>
      <text:p text:style-name="Standard">Wikipedia entry.</text:p>
      <text:p text:style-name="Standard">http://en.wikipedia.org/wiki/Derivative</text:p>
      <text:p text:style-name="Standard">(In development...)</text:p>
      <text:p text:style-name="Standard"><text:s/>10.2.2 Integrals</text:p>
      <text:p text:style-name="Standard">Wikipedia entry.</text:p>
      <text:p text:style-name="Standard">http://en.wikipedia.org/wiki/Integral</text:p>
      <text:p text:style-name="Standard">(In development...)</text:p>
      <text:p text:style-name="Standard"><text:s/>10.2.3 Limits</text:p>
      <text:p text:style-name="Standard">Wikipedia entry.</text:p>
      <text:p text:style-name="Standard">http://en.wikipedia.org/wiki/Limit_(mathematics)</text:p>
      <text:p text:style-name="Standard">(In development...)</text:p>
      <text:p text:style-name="Standard"><text:s/>10.2.4 Polynomial Approximations And Series</text:p>
      <text:p text:style-name="Standard">Wikipedia entry.</text:p>
      <text:p text:style-name="Standard">http://en.wikipedia.org/wiki/Convergent_series</text:p>
      <text:p text:style-name="Standard">(In development...)</text:p>
      <text:p text:style-name="Standard"><text:s/>10.3 Statistics</text:p>
      <text:p text:style-name="Standard">Wikipedia entry.</text:p>
      <text:p text:style-name="Standard">http://en.wikipedia.org/wiki/Statistics</text:p>
      <text:p text:style-name="Standard">(In development...)</text:p>
      <text:p text:style-name="Standard"><text:s/>10.3.1 Data Analysis</text:p>
      <text:p text:style-name="Standard">Wikipedia entry.</text:p>
      <text:p text:style-name="Standard">http://en.wikipedia.org/wiki/Data_analysis</text:p>
      <text:p text:style-name="Standard">(In development...)</text:p>
      <text:p text:style-name="Standard"><text:s/>10.3.2 Inferential Statistics</text:p>
      <text:p text:style-name="Standard"><text:soft-page-break/>Wikipedia entry.</text:p>
      <text:p text:style-name="Standard">http://en.wikipedia.org/wiki/Inferential_statistics</text:p>
      <text:p text:style-name="Standard">(In development...)</text:p>
      <text:p text:style-name="Standard"><text:s/>10.3.3 Normal Distributions</text:p>
      <text:p text:style-name="Standard">Wikipedia entry.</text:p>
      <text:p text:style-name="Standard">http://en.wikipedia.org/wiki/Normal_distribution</text:p>
      <text:p text:style-name="Standard">(In development...)</text:p>
      <text:p text:style-name="Standard"><text:s/>10.3.4 One Variable Analysis</text:p>
      <text:p text:style-name="Standard">Wikipedia entry.</text:p>
      <text:p text:style-name="Standard">http://en.wikipedia.org/wiki/Univariate</text:p>
      <text:p text:style-name="Standard">(In development...)</text:p>
      <text:p text:style-name="Standard"><text:s/>10.3.5 Probability And Simulation</text:p>
      <text:p text:style-name="Standard">Wikipedia entry.</text:p>
      <text:p text:style-name="Standard">http://en.wikipedia.org/wiki/Probability</text:p>
      <text:p text:style-name="Standard">(In development...)</text:p>
      <text:p text:style-name="Standard"><text:s/>10.3.6 Two Variable Analysis</text:p>
      <text:p text:style-name="Standard">Wikipedia entry.</text:p>
      <text:p text:style-name="Standard">http://en.wikipedia.org/wiki/Multivariate</text:p>
      <text:p text:style-name="Standard">(In development...)</text:p>
      <text:p text:style-name="Standard"><text:s/>11 High School Science Problems</text:p>
      <text:p text:style-name="Standard">(In development...)</text:p>
      <text:p text:style-name="Standard"><text:s/>11.1 Physics</text:p>
      <text:p text:style-name="Standard">Wikipedia entry.</text:p>
      <text:p text:style-name="Standard">http://en.wikipedia.org/wiki/Physics</text:p>
      <text:p text:style-name="Standard">(In development...)</text:p>
      <text:p text:style-name="Standard"><text:s/>11.1.1 Atomic Physics</text:p>
      <text:p text:style-name="Standard">Wikipedia entry.</text:p>
      <text:p text:style-name="Standard">http://en.wikipedia.org/wiki/Atomic_physics</text:p>
      <text:p text:style-name="Standard">(In development...)</text:p>
      <text:p text:style-name="Standard"><text:s/>11.1.2 Circular Motion</text:p>
      <text:p text:style-name="Standard">Wikipedia entry.</text:p>
      <text:p text:style-name="Standard">http://en.wikipedia.org/wiki/Circular_motion</text:p>
      <text:p text:style-name="Standard">(In development...)</text:p>
      <text:p text:style-name="Standard"><text:s/>11.1.3 Dynamics</text:p>
      <text:p text:style-name="Standard">Wikipedia entry.</text:p>
      <text:p text:style-name="Standard">http://en.wikipedia.org/wiki/Dynamics_(physics)</text:p>
      <text:p text:style-name="Standard">(In development...)</text:p>
      <text:p text:style-name="Standard"><text:s/>11.1.4 Electricity And Magnetism</text:p>
      <text:p text:style-name="Standard">Wikipedia entry.</text:p>
      <text:p text:style-name="Standard">http://en.wikipedia.org/wiki/Electricity</text:p>
      <text:p text:style-name="Standard"/>
      <text:p text:style-name="Standard">http://en.wikipedia.org/wiki/Magnetism</text:p>
      <text:p text:style-name="Standard">(In development...)</text:p>
      <text:p text:style-name="Standard"><text:s/>11.1.5 Fluids</text:p>
      <text:p text:style-name="Standard">Wikipedia entry.</text:p>
      <text:p text:style-name="Standard">http://en.wikipedia.org/wiki/Fluids</text:p>
      <text:p text:style-name="Standard">(In development...)</text:p>
      <text:p text:style-name="Standard"><text:s/>11.1.6 Kinematics</text:p>
      <text:p text:style-name="Standard">Wikipedia entry.</text:p>
      <text:p text:style-name="Standard"><text:soft-page-break/>http://en.wikipedia.org/wiki/Kinematics</text:p>
      <text:p text:style-name="Standard">(In development...)</text:p>
      <text:p text:style-name="Standard"><text:s/>11.1.7 Light</text:p>
      <text:p text:style-name="Standard">Wikipedia entry.</text:p>
      <text:p text:style-name="Standard">http://en.wikipedia.org/wiki/Light</text:p>
      <text:p text:style-name="Standard">(In development...)</text:p>
      <text:p text:style-name="Standard"><text:s/>11.1.8 Optics</text:p>
      <text:p text:style-name="Standard">Wikipedia entry.</text:p>
      <text:p text:style-name="Standard">http://en.wikipedia.org/wiki/Optics</text:p>
      <text:p text:style-name="Standard">(In development...)</text:p>
      <text:p text:style-name="Standard"><text:s/>11.1.9 Relativity</text:p>
      <text:p text:style-name="Standard">Wikipedia entry.</text:p>
      <text:p text:style-name="Standard">http://en.wikipedia.org/wiki/Relativity</text:p>
      <text:p text:style-name="Standard">(In development...)</text:p>
      <text:p text:style-name="Standard"><text:s/>11.1.10 Rotational Motion</text:p>
      <text:p text:style-name="Standard">Wikipedia entry.</text:p>
      <text:p text:style-name="Standard">http://en.wikipedia.org/wiki/Rotational_motion</text:p>
      <text:p text:style-name="Standard">(In development...)</text:p>
      <text:p text:style-name="Standard"><text:s/>11.1.11 Sound</text:p>
      <text:p text:style-name="Standard">Wikipedia entry.</text:p>
      <text:p text:style-name="Standard">http://en.wikipedia.org/wiki/Sound</text:p>
      <text:p text:style-name="Standard">(In development...)</text:p>
      <text:p text:style-name="Standard"><text:s/>11.1.12 Waves</text:p>
      <text:p text:style-name="Standard">Wikipedia entry.</text:p>
      <text:p text:style-name="Standard">http://en.wikipedia.org/wiki/Waves</text:p>
      <text:p text:style-name="Standard">(In development...)</text:p>
      <text:p text:style-name="Standard"><text:s/>11.1.13 Thermodynamics</text:p>
      <text:p text:style-name="Standard">Wikipedia entry.</text:p>
      <text:p text:style-name="Standard">http://en.wikipedia.org/wiki/Thermodynamics</text:p>
      <text:p text:style-name="Standard">(In development...)</text:p>
      <text:p text:style-name="Standard"><text:s/>11.1.14 Work</text:p>
      <text:p text:style-name="Standard">Wikipedia entry.</text:p>
      <text:p text:style-name="Standard">http://en.wikipedia.org/wiki/Mechanical_work</text:p>
      <text:p text:style-name="Standard">(In development...)</text:p>
      <text:p text:style-name="Standard"><text:s/>11.1.15 Energy</text:p>
      <text:p text:style-name="Standard">Wikipedia entry.</text:p>
      <text:p text:style-name="Standard">http://en.wikipedia.org/wiki/Energy</text:p>
      <text:p text:style-name="Standard">(In development...)</text:p>
      <text:p text:style-name="Standard"><text:s/>11.1.16 Momentum</text:p>
      <text:p text:style-name="Standard">Wikipedia entry.</text:p>
      <text:p text:style-name="Standard">http://en.wikipedia.org/wiki/Momentum</text:p>
      <text:p text:style-name="Standard">(In development...)</text:p>
      <text:p text:style-name="Standard"><text:s/>11.1.17 Boiling</text:p>
      <text:p text:style-name="Standard">Wikipedia entry.</text:p>
      <text:p text:style-name="Standard">http://en.wikipedia.org/wiki/Boiling</text:p>
      <text:p text:style-name="Standard">(In development...)</text:p>
      <text:p text:style-name="Standard"><text:s/>11.1.18 Buoyancy</text:p>
      <text:p text:style-name="Standard">Wikipedia entry.</text:p>
      <text:p text:style-name="Standard">http://en.wikipedia.org/wiki/Bouyancy</text:p>
      <text:p text:style-name="Standard"><text:soft-page-break/>(In development...)</text:p>
      <text:p text:style-name="Standard"><text:s/>11.1.19 Convection</text:p>
      <text:p text:style-name="Standard">Wikipedia entry.</text:p>
      <text:p text:style-name="Standard">http://en.wikipedia.org/wiki/Convection</text:p>
      <text:p text:style-name="Standard">(In development...)</text:p>
      <text:p text:style-name="Standard"><text:s/>11.1.20 Density</text:p>
      <text:p text:style-name="Standard">Wikipedia entry.</text:p>
      <text:p text:style-name="Standard">http://en.wikipedia.org/wiki/Density</text:p>
      <text:p text:style-name="Standard">(In development...)</text:p>
      <text:p text:style-name="Standard"><text:s/>11.1.21 Diffusion</text:p>
      <text:p text:style-name="Standard">Wikipedia entry.</text:p>
      <text:p text:style-name="Standard">http://en.wikipedia.org/wiki/Diffusion</text:p>
      <text:p text:style-name="Standard">(In development...)</text:p>
      <text:p text:style-name="Standard"><text:s/>11.1.22 Freezing</text:p>
      <text:p text:style-name="Standard">Wikipedia entry.</text:p>
      <text:p text:style-name="Standard">http://en.wikipedia.org/wiki/Freezing</text:p>
      <text:p text:style-name="Standard">(In development...)</text:p>
      <text:p text:style-name="Standard"><text:s/>11.1.23 Friction</text:p>
      <text:p text:style-name="Standard">Wikipedia entry.</text:p>
      <text:p text:style-name="Standard">http://en.wikipedia.org/wiki/Friction</text:p>
      <text:p text:style-name="Standard">(In development...)</text:p>
      <text:p text:style-name="Standard"><text:s/>11.1.24 Heat Transfer</text:p>
      <text:p text:style-name="Standard">Wikipedia entry.</text:p>
      <text:p text:style-name="Standard">http://en.wikipedia.org/wiki/Heat_transfer</text:p>
      <text:p text:style-name="Standard">(In development...)</text:p>
      <text:p text:style-name="Standard"><text:s/>11.1.25 Insulation</text:p>
      <text:p text:style-name="Standard">Wikipedia entry.</text:p>
      <text:p text:style-name="Standard">http://en.wikipedia.org/wiki/Insulation</text:p>
      <text:p text:style-name="Standard">(In development...)</text:p>
      <text:p text:style-name="Standard"><text:s/>11.1.26 Newton's Laws</text:p>
      <text:p text:style-name="Standard">Wikipedia entry.</text:p>
      <text:p text:style-name="Standard">http://en.wikipedia.org/wiki/Newtons_laws</text:p>
      <text:p text:style-name="Standard">(In development...)</text:p>
      <text:p text:style-name="Standard"><text:s/>11.1.27 Pressure</text:p>
      <text:p text:style-name="Standard">Wikipedia entry.</text:p>
      <text:p text:style-name="Standard">http://en.wikipedia.org/wiki/Pressure</text:p>
      <text:p text:style-name="Standard">(In development...)</text:p>
      <text:p text:style-name="Standard"><text:s/>11.1.28 Pulleys</text:p>
      <text:p text:style-name="Standard">Wikipedia entry.</text:p>
      <text:p text:style-name="Standard">http://en.wikipedia.org/wiki/Pulley</text:p>
      <text:p text:style-name="Standard">(In development...)</text:p>
      <text:p text:style-name="Standard"/>
      <text:p text:style-name="Standard"/>
      <text:p text:style-name="Standard"><text:s/>12 Fundamentals Of Computation</text:p>
      <text:p text:style-name="Standard"><text:s/>12.1 What Is A Computer?</text:p>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text:soft-page-break/>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text:soft-page-break/></text:p>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p text:style-name="Standard"/>
      <text:p text:style-name="Standard"><text:s/>12.4 Contextual Meaning</text:p>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p text:style-name="Standard"><text:s/>12.5 Variables</text:p>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p text:style-name="Standard"><text:s/>12.6 Models</text:p>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text:soft-page-break/>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p text:style-name="Standard"><text:s/>12.7 Machine Language</text:p>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ext:soft-page-break/>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text:soft-page-break/>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text:soft-page-break/></text:p>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p text:style-name="Standard"><text:s/>12.8 Compilers And Interpreters</text:p>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text:soft-page-break/>historically important computer languages: <text:s/>http://en.wikipedia.org/wiki/Timeline_of_programming_languages </text:p>
      <text:p text:style-name="Standard"><text:s/>12.9 Algorithms</text:p>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text:soft-page-break/>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p text:style-name="Standard"><text:s/>12.10 Computation</text:p>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text:soft-page-break/>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text:soft-page-break/>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p text:style-name="Standard"><text:s/>12.13 The Mathematics Part Of Mathematics Computing Systems</text:p>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text:soft-page-break/></text:p>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4-21T19:50:18</dc:date>
    <meta:editing-cycles>1</meta:editing-cycles>
    <meta:editing-duration>PT14M37S</meta:editing-duration>
    <meta:user-defined meta:name="Info 1"/>
    <meta:user-defined meta:name="Info 2"/>
    <meta:user-defined meta:name="Info 3"/>
    <meta:user-defined meta:name="Info 4"/>
    <meta:document-statistic meta:table-count="0" meta:image-count="0" meta:object-count="0" meta:page-count="90" meta:paragraph-count="2879" meta:word-count="27437" meta:character-count="165861"/>
  </office:meta>
</office:document-meta>
</file>